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stroke="dash" draw:stroke-dash="Ultrafine_20_2_20_Dots_20_3_20_Dash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13.974cm"/>
    </style:style>
    <style:style style:name="gr11" style:family="graphic" style:parent-style-name="objectwithoutfill">
      <style:graphic-properties draw:fill="none" draw:textarea-vertical-align="middle"/>
    </style:style>
    <style:style style:name="gr12" style:family="graphic">
      <style:graphic-properties draw:textarea-horizontal-align="justify" draw:textarea-vertical-align="middle" draw:auto-grow-height="false"/>
    </style:style>
    <style:style style:name="gr13" style:family="graphic">
      <style:graphic-properties draw:stroke="dash" draw:stroke-dash="Ultrafine_20_2_20_Dots_20_3_20_Dashes"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21.09cm"/>
    </style:style>
    <style:style style:name="gr16" style:family="graphic" style:parent-style-name="standard">
      <style:graphic-properties draw:stroke="none" svg:stroke-color="#000000" draw:fill="none" draw:fill-color="#ffffff" draw:textarea-horizontal-align="left" draw:auto-grow-height="true" draw:auto-grow-width="false" fo:min-height="0.26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26cm" fo:min-width="0.008cm"/>
    </style:style>
    <style:style style:name="gr18" style:family="graphic" style:parent-style-name="standard">
      <style:graphic-properties draw:stroke="none" svg:stroke-color="#000000" draw:fill="none" draw:fill-color="#ffffff" draw:textarea-horizontal-align="left" draw:auto-grow-height="true" draw:auto-grow-width="false" fo:min-height="0.26cm" fo:min-width="0.009cm"/>
    </style:style>
    <style:style style:name="gr19" style:family="graphic" style:parent-style-name="standard">
      <style:graphic-properties draw:stroke="none" svg:stroke-color="#000000" draw:fill="none" draw:fill-color="#ffffff" draw:textarea-horizontal-align="left" draw:auto-grow-height="true" draw:auto-grow-width="false" fo:min-height="0.26cm" fo:min-width="0.085cm"/>
    </style:style>
    <style:style style:name="gr20" style:family="graphic" style:parent-style-name="standard">
      <style:graphic-properties draw:stroke="none" svg:stroke-color="#000000" draw:fill="none" draw:fill-color="#ffffff" draw:textarea-horizontal-align="left" draw:auto-grow-height="true" draw:auto-grow-width="false" fo:min-height="14.228cm" fo:min-width="0cm"/>
    </style:style>
    <style:style style:name="gr2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objectwithoutfill">
      <style:graphic-properties draw:marker-end=""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4.482cm" fo:min-width="10.168cm"/>
    </style:style>
    <style:style style:name="gr25" style:family="graphic" style:parent-style-name="standard">
      <style:graphic-properties draw:stroke="none" svg:stroke-color="#000000" draw:fill="none" draw:fill-color="#ffffff" draw:textarea-horizontal-align="left" draw:auto-grow-height="true" draw:auto-grow-width="false" fo:min-height="0.261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3.858cm" fo:min-width="0cm"/>
    </style:style>
    <style:style style:name="gr27" style:family="graphic" style:parent-style-name="objectwithoutfill">
      <style:graphic-properties draw:stroke="dash" draw:stroke-dash="Ultrafine_20_2_20_Dots_20_3_20_Dashes"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10.671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P3" style:family="paragraph">
      <style:text-properties fo:font-size="16pt" style:font-size-asian="16pt" style:font-size-complex="16pt"/>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style:text-position="-33% 58%"/>
    </style:style>
    <style:style style:name="P7" style:family="paragraph">
      <style:text-properties fo:font-size="18pt" fo:font-weight="bold" style:font-weight-asian="bold" style:font-weight-complex="bold"/>
    </style:style>
    <style:style style:name="P8" style:family="paragraph">
      <style:text-properties style:text-position="-33% 58%" fo:font-size="18pt"/>
    </style:style>
    <style:style style:name="P9" style:family="paragraph">
      <style:text-properties fo:font-size="32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18pt" style:text-underline-style="solid" style:text-underline-width="auto" style:text-underline-color="font-color"/>
    </style:style>
    <style:style style:name="T6" style:family="text">
      <style:text-properties fo:font-size="18pt" fo:font-weight="bold" style:font-weight-asian="bold"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he latest scale design uses one Load Cell Amplifier per Load Sensor (4 total).</text:p>
            <text:p/>
            <text:p>These slides describe:</text:p>
            <text:p>1) how to connect 1 load sensor to an amplifier</text:p>
            <text:p>2) how to calibrate 4 independent load sensors</text:p>
            <text:p>3) how to calculate weight and center of grav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draw:text-box>
            <text:p>The Load Sensor Circuit</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The Load Sensor circuit</text:p>
          </draw:text-box>
        </draw:frame>
        <draw:line draw:style-name="gr2" draw:text-style-name="P2" draw:layer="layout" svg:x1="12.055cm" svg:y1="18.08cm" svg:x2="12.055cm" svg:y2="5.888cm">
          <text:p/>
        </draw:line>
        <draw:line draw:style-name="gr2" draw:text-style-name="P2" draw:layer="layout" svg:x1="12.082cm" svg:y1="12.138cm" svg:x2="9.505cm" svg:y2="12.138cm">
          <text:p/>
        </draw:line>
        <draw:custom-shape draw:style-name="gr3" draw:text-style-name="P2" draw:layer="layout" svg:width="4.064cm" svg:height="0.762cm" draw:transform="rotate (1.5707963267949) translate (11.6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2.416cm 12.642cm)">
          <text:p/>
          <draw:enhanced-geometry svg:viewBox="0 0 21600 21600" draw:type="rectangle" draw:enhanced-path="M 0 0 L 21600 0 21600 21600 0 21600 0 0 Z N"/>
        </draw:custom-shape>
        <draw:line draw:style-name="gr4" draw:text-style-name="P2" draw:layer="layout" svg:x1="11.042cm" svg:y1="9.927cm" svg:x2="13.437cm" svg:y2="8.814cm">
          <text:p/>
        </draw:line>
        <draw:frame draw:style-name="gr5" draw:layer="layout" svg:width="1.311cm" svg:height="0.962cm" svg:x="10.129cm" svg:y="7.92cm">
          <draw:text-box>
            <text:p>R1</text:p>
          </draw:text-box>
        </draw:frame>
        <draw:frame draw:style-name="gr5" draw:layer="layout" svg:width="1.311cm" svg:height="0.962cm" svg:x="10.13cm" svg:y="14.12cm">
          <draw:text-box>
            <text:p>R2</text:p>
          </draw:text-box>
        </draw:frame>
        <draw:line draw:style-name="gr2" draw:text-style-name="P2" draw:layer="layout" svg:x1="12.083cm" svg:y1="18.08cm" svg:x2="9.506cm" svg:y2="18.08cm">
          <text:p/>
        </draw:line>
        <draw:line draw:style-name="gr2" draw:text-style-name="P2" draw:layer="layout" svg:x1="12.083cm" svg:y1="5.938cm" svg:x2="9.506cm" svg:y2="5.938cm">
          <text:p/>
        </draw:line>
        <draw:frame draw:style-name="gr5" draw:text-style-name="P3" draw:layer="layout" svg:width="1.535cm" svg:height="0.886cm" svg:x="7.682cm" svg:y="11.738cm">
          <draw:text-box>
            <text:p><text:span text:style-name="T1">Red</text:span></text:p>
          </draw:text-box>
        </draw:frame>
        <draw:frame draw:style-name="gr5" draw:text-style-name="P3" draw:layer="layout" svg:width="1.946cm" svg:height="0.886cm" svg:x="7.683cm" svg:y="17.638cm">
          <draw:text-box>
            <text:p><text:span text:style-name="T1">White</text:span></text:p>
          </draw:text-box>
        </draw:frame>
        <draw:frame draw:style-name="gr5" draw:text-style-name="P3" draw:layer="layout" svg:width="1.886cm" svg:height="0.886cm" svg:x="7.683cm" svg:y="5.538cm">
          <draw:text-box>
            <text:p><text:span text:style-name="T1">Black</text:span></text:p>
          </draw:text-box>
        </draw:frame>
        <draw:frame draw:style-name="gr6" draw:layer="layout" svg:width="10.056cm" svg:height="0.962cm" svg:x="14.328cm" svg:y="14.516cm">
          <draw:text-box>
            <text:p>R2 <text:s/>remains constant with weight</text:p>
          </draw:text-box>
        </draw:frame>
        <draw:frame draw:style-name="gr6" draw:layer="layout" svg:width="10.056cm" svg:height="0.962cm" svg:x="14.328cm" svg:y="8.217cm">
          <draw:text-box>
            <text:p>R1 <text:span text:style-name="T2">de</text:span>creases slightly with weight</text:p>
          </draw:text-box>
        </draw:frame>
        <draw:frame draw:style-name="gr5" draw:layer="layout" svg:width="2.957cm" svg:height="0.962cm" svg:x="4.034cm" svg:y="5.462cm">
          <draw:text-box>
            <text:p>E+ (Vcc)</text:p>
          </draw:text-box>
        </draw:frame>
        <draw:frame draw:style-name="gr5" draw:layer="layout" svg:width="3.148cm" svg:height="0.962cm" svg:x="4.064cm" svg:y="17.499cm">
          <draw:text-box>
            <text:p>E- (GND)</text:p>
          </draw:text-box>
        </draw:frame>
        <draw:frame draw:style-name="gr5" draw:layer="layout" svg:width="1.298cm" svg:height="0.962cm" svg:x="4.064cm" svg:y="11.612cm">
          <draw:text-box>
            <text:p>S+</text:p>
          </draw:text-box>
        </draw:frame>
        <draw:frame draw:style-name="gr6" draw:layer="layout" svg:width="13.268cm" svg:height="0.962cm" svg:x="13.032cm" svg:y="11.684cm">
          <draw:text-box>
            <text:p>Red (S+) voltage should increase with weigh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0">
        <draw:frame presentation:style-name="pr3" draw:layer="layout" svg:width="25.199cm" svg:height="3.506cm" svg:x="1.4cm" svg:y="0.837cm" presentation:class="title">
          <draw:text-box>
            <text:p>A Wheatstone Bridge</text:p>
          </draw:text-box>
        </draw:frame>
        <draw:custom-shape draw:style-name="gr7" draw:text-style-name="P2" draw:layer="layout" svg:width="7.34cm" svg:height="7.34cm" draw:transform="rotate (-0.785398163397449) translate (13.081cm 6.662cm)">
          <text:p/>
          <draw:enhanced-geometry svg:viewBox="0 0 21600 21600" draw:mirror-horizontal="false" draw:mirror-vertical="false" draw:type="rectangle" draw:enhanced-path="M 0 0 L 21600 0 21600 21600 0 21600 0 0 Z N"/>
        </draw:custom-shape>
        <draw:line draw:style-name="gr2" draw:text-style-name="P2" draw:layer="layout" svg:x1="13.054cm" svg:y1="6.662cm" svg:x2="13.054cm" svg:y2="5.08cm">
          <text:p/>
        </draw:line>
        <draw:line draw:style-name="gr2" draw:text-style-name="P2" draw:layer="layout" svg:x1="13.054cm" svg:y1="18.662cm" svg:x2="13.054cm" svg:y2="17.08cm">
          <text:p/>
        </draw:line>
        <draw:line draw:style-name="gr2" draw:text-style-name="P2" draw:layer="layout" svg:x1="7.891cm" svg:y1="11.838cm" svg:x2="6.604cm" svg:y2="11.838cm">
          <text:p/>
        </draw:line>
        <draw:line draw:style-name="gr2" draw:text-style-name="P2" draw:layer="layout" svg:x1="19.492cm" svg:y1="11.838cm" svg:x2="18.205cm" svg:y2="11.838cm">
          <text:p/>
        </draw:line>
        <draw:frame draw:style-name="gr5" draw:layer="layout" svg:width="2.957cm" svg:height="0.962cm" svg:x="13.462cm" svg:y="4.572cm">
          <draw:text-box>
            <text:p>E+ (Vcc)</text:p>
          </draw:text-box>
        </draw:frame>
        <draw:frame draw:style-name="gr5" draw:text-style-name="P4" draw:layer="layout" svg:width="3.148cm" svg:height="0.962cm" svg:x="13.463cm" svg:y="18.272cm">
          <draw:text-box>
            <text:p><text:span text:style-name="T3">E- (GND)</text:span></text:p>
          </draw:text-box>
        </draw:frame>
        <draw:frame draw:style-name="gr5" draw:layer="layout" svg:width="1.137cm" svg:height="0.962cm" svg:x="19.812cm" svg:y="11.43cm">
          <draw:text-box>
            <text:p>S-</text:p>
          </draw:text-box>
        </draw:frame>
        <draw:frame draw:style-name="gr5" draw:layer="layout" svg:width="1.298cm" svg:height="0.962cm" svg:x="5.212cm" svg:y="11.43cm">
          <draw:text-box>
            <text:p>S+</text:p>
          </draw:text-box>
        </draw:frame>
        <draw:custom-shape draw:style-name="gr3" draw:text-style-name="P2" draw:layer="layout" svg:width="4.064cm" svg:height="0.762cm" draw:transform="rotate (0.785398163397448) translate (14.028cm 15.5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8.928cm 10.2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14.266cm 7.368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9.167cm 12.668cm)">
          <text:p/>
          <draw:enhanced-geometry svg:viewBox="0 0 21600 21600" draw:type="rectangle" draw:enhanced-path="M 0 0 L 21600 0 21600 21600 0 21600 0 0 Z N"/>
        </draw:custom-shape>
        <draw:custom-shape draw:style-name="gr8" draw:text-style-name="P2" draw:layer="layout" svg:width="6.096cm" svg:height="10.922cm" svg:x="7.366cm" svg:y="6.35cm">
          <text:p/>
          <draw:enhanced-geometry svg:viewBox="0 0 21600 21600" draw:type="rectangle" draw:enhanced-path="M 0 0 L 21600 0 21600 21600 0 21600 0 0 Z N"/>
        </draw:custom-shape>
        <draw:frame draw:style-name="gr5" draw:layer="layout" svg:width="5.362cm" svg:height="0.962cm" svg:x="7.692cm" svg:y="17.272cm">
          <draw:text-box>
            <text:p>The Load Sensor</text:p>
          </draw:text-box>
        </draw:frame>
        <draw:frame draw:style-name="gr5" draw:layer="layout" svg:width="1.311cm" svg:height="0.962cm" svg:x="8.928cm" svg:y="7.62cm">
          <draw:text-box>
            <text:p>R1</text:p>
          </draw:text-box>
        </draw:frame>
        <draw:frame draw:style-name="gr5" draw:layer="layout" svg:width="1.311cm" svg:height="0.962cm" svg:x="8.929cm" svg:y="14.82cm">
          <draw:text-box>
            <text:p>R2</text:p>
          </draw:text-box>
        </draw:frame>
        <draw:frame draw:style-name="gr5" draw:layer="layout" svg:width="1.311cm" svg:height="0.962cm" svg:x="16.13cm" svg:y="14.82cm">
          <draw:text-box>
            <text:p>R4</text:p>
          </draw:text-box>
        </draw:frame>
        <draw:frame draw:style-name="gr5" draw:layer="layout" svg:width="1.311cm" svg:height="0.962cm" svg:x="15.929cm" svg:y="7.62cm">
          <draw:text-box>
            <text:p>R3</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line draw:style-name="gr2" draw:text-style-name="P2" draw:layer="layout" svg:x1="18.654cm" svg:y1="18.08cm" svg:x2="18.654cm" svg:y2="5.888cm">
          <text:p/>
        </draw:line>
        <draw:frame draw:style-name="gr5" draw:layer="layout" svg:width="2.428cm" svg:height="0.962cm" svg:x="18.062cm" svg:y="5.072cm">
          <draw:text-box>
            <text:p>5V <text:s/>E+</text:p>
          </draw:text-box>
        </draw:frame>
        <draw:frame draw:style-name="gr5" draw:layer="layout" svg:width="2.902cm" svg:height="0.962cm" svg:x="17.663cm" svg:y="18.072cm">
          <draw:text-box>
            <text:p>GND <text:s/>E-</text:p>
          </draw:text-box>
        </draw:frame>
        <draw:frame presentation:style-name="pr3" draw:layer="layout" svg:width="25.199cm" svg:height="5.221cm" svg:x="1.4cm" svg:y="-0.02cm" presentation:class="title" presentation:user-transformed="true">
          <draw:text-box>
            <text:p>An easier way to think about<text:line-break/>a Wheatstone Bridge:<text:line-break/>It is two voltage dividers</text:p>
          </draw:text-box>
        </draw:frame>
        <draw:line draw:style-name="gr2" draw:text-style-name="P2" draw:layer="layout" svg:x1="10.354cm" svg:y1="18.08cm" svg:x2="10.354cm" svg:y2="5.888cm">
          <text:p/>
        </draw:line>
        <draw:line draw:style-name="gr2" draw:text-style-name="P2" draw:layer="layout" svg:x1="10.354cm" svg:y1="12.138cm" svg:x2="6.604cm" svg:y2="12.138cm">
          <text:p/>
        </draw:line>
        <draw:line draw:style-name="gr2" draw:text-style-name="P2" draw:layer="layout" svg:x1="22.792cm" svg:y1="12.138cm" svg:x2="18.654cm" svg:y2="12.138cm">
          <text:p/>
        </draw:line>
        <draw:frame draw:style-name="gr5" draw:layer="layout" svg:width="2.428cm" svg:height="0.962cm" svg:x="9.762cm" svg:y="5.072cm">
          <draw:text-box>
            <text:p>5V <text:s/>E+</text:p>
          </draw:text-box>
        </draw:frame>
        <draw:frame draw:style-name="gr5" draw:layer="layout" svg:width="2.902cm" svg:height="0.962cm" svg:x="9.363cm" svg:y="18.072cm">
          <draw:text-box>
            <text:p>GND <text:s/>E-</text:p>
          </draw:text-box>
        </draw:frame>
        <draw:frame draw:style-name="gr5" draw:layer="layout" svg:width="2.267cm" svg:height="0.962cm" svg:x="23.112cm" svg:y="11.73cm">
          <draw:text-box>
            <text:p>V2 <text:s/>S-</text:p>
          </draw:text-box>
        </draw:frame>
        <draw:frame draw:style-name="gr5" draw:layer="layout" svg:width="2.428cm" svg:height="0.962cm" svg:x="4.212cm" svg:y="11.73cm">
          <draw:text-box>
            <text:p>V1 <text:s/>S+</text:p>
          </draw:text-box>
        </draw:frame>
        <draw:custom-shape draw:style-name="gr3" draw:text-style-name="P2" draw:layer="layout" svg:width="4.064cm" svg:height="0.762cm" draw:transform="rotate (1.5707963267949) translate (9.954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0.715cm 12.642cm)">
          <text:p/>
          <draw:enhanced-geometry svg:viewBox="0 0 21600 21600" draw:type="rectangle" draw:enhanced-path="M 0 0 L 21600 0 21600 21600 0 21600 0 0 Z N"/>
        </draw:custom-shape>
        <draw:custom-shape draw:style-name="gr8" draw:text-style-name="P2" draw:layer="layout" svg:width="6.096cm" svg:height="10.922cm" svg:x="7.366cm" svg:y="6.65cm">
          <text:p/>
          <draw:enhanced-geometry svg:viewBox="0 0 21600 21600" draw:type="rectangle" draw:enhanced-path="M 0 0 L 21600 0 21600 21600 0 21600 0 0 Z N"/>
        </draw:custom-shape>
        <draw:frame draw:style-name="gr5" draw:layer="layout" svg:width="1.311cm" svg:height="0.962cm" svg:x="8.428cm" svg:y="7.92cm">
          <draw:text-box>
            <text:p>R1</text:p>
          </draw:text-box>
        </draw:frame>
        <draw:frame draw:style-name="gr5" draw:layer="layout" svg:width="1.311cm" svg:height="0.962cm" svg:x="8.429cm" svg:y="14.12cm">
          <draw:text-box>
            <text:p>R2</text:p>
          </draw:text-box>
        </draw:frame>
        <draw:frame draw:style-name="gr5" draw:layer="layout" svg:width="1.311cm" svg:height="0.962cm" svg:x="19.43cm" svg:y="15.12cm">
          <draw:text-box>
            <text:p>R4</text:p>
          </draw:text-box>
        </draw:frame>
        <draw:frame draw:style-name="gr5" draw:layer="layout" svg:width="1.311cm" svg:height="0.962cm" svg:x="19.229cm" svg:y="7.92cm">
          <draw:text-box>
            <text:p>R3</text:p>
          </draw:text-box>
        </draw:frame>
        <draw:custom-shape draw:style-name="gr3" draw:text-style-name="P2" draw:layer="layout" svg:width="4.064cm" svg:height="0.762cm" draw:transform="rotate (1.5707963267949) translate (18.2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9.016cm 12.642cm)">
          <text:p/>
          <draw:enhanced-geometry svg:viewBox="0 0 21600 21600" draw:type="rectangle" draw:enhanced-path="M 0 0 L 21600 0 21600 21600 0 21600 0 0 Z N"/>
        </draw:custom-shape>
        <draw:frame draw:style-name="gr9" draw:layer="layout" svg:width="24.892cm" svg:height="0.962cm" svg:x="1.016cm" svg:y="19.304cm">
          <draw:text-box>
            <text:p>V1 = V2 only if 5V / (R1 + R2) * R2 = 5V / (R3 + R4) * R4. That is, R1:R2 as R3:R4</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presentation:user-transformed="true">
          <draw:text-box>
            <text:p>Using a Load Cell Amplifier</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342cm" svg:height="0.962cm" svg:x="11.892cm" svg:y="19.342cm">
          <draw:text-box>
            <text:p>(V1-V2) * 128</text:p>
          </draw:text-box>
        </draw:frame>
        <draw:frame draw:style-name="gr10" draw:layer="layout" svg:width="8.128cm" svg:height="14.224cm" svg:x="19.05cm" svg:y="4.826cm">
          <draw:text-box>
            <text:p>Tiny differences in V1-V2 are amplified.</text:p>
            <text:p/>
            <text:p>A slight change in R1 and R2 causes a slight change in V1, which causes a change in (V1-V2) * 128.</text:p>
            <text:p/>
            <text:p>That final value is digitized and reported by the HX711. That value is proportional to the change in R1 and R2, which is proportional to the weight on the Load Sensor.</text:p>
          </draw:text-box>
        </draw:frame>
        <draw:frame draw:style-name="gr5" draw:layer="layout" svg:width="0.875cm" svg:height="0.962cm" svg:x="9.298cm" svg:y="12.754cm">
          <draw:text-box>
            <text:p>+</text:p>
          </draw:text-box>
        </draw:frame>
        <draw:frame draw:style-name="gr5" draw:layer="layout" svg:width="0.714cm" svg:height="0.962cm" svg:x="11.399cm" svg:y="12.754cm">
          <draw:text-box>
            <text:p>-</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hoosing R3 and R4</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837cm" svg:height="0.962cm" svg:x="11.892cm" svg:y="19.342cm">
          <draw:text-box>
            <text:p>(V2 – V1) * 128</text:p>
          </draw:text-box>
        </draw:frame>
        <draw:frame draw:style-name="gr10" draw:layer="layout" svg:width="8.128cm" svg:height="14.224cm" svg:x="19.05cm" svg:y="3.326cm">
          <draw:text-box>
            <text:p>Because the Load Sensor's R1 is closely matched to R2, we must choose R3 and R4 to be nearly equal to each other. If they aren't, there will be a large voltage difference between V1 and V2, and the amplified difference will be too large to digitize.</text:p>
            <text:p/>
            <text:p>A pair of +/-0.1%, 1K resistors may vary by as much 2 ohms (1 + 1 ohm), so we buy several 0.1% 1K resistors and pick a pair of them that are very close to the same resistanc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user-transformed="true">
          <draw:text-box>
            <text:p>Measuring a resistor pair</text:p>
          </draw:text-box>
        </draw:frame>
        <draw:line draw:style-name="gr2" draw:text-style-name="P2" draw:layer="layout" svg:x1="15.055cm" svg:y1="18.38cm" svg:x2="15.055cm" svg:y2="6.188cm">
          <text:p/>
        </draw:line>
        <draw:line draw:style-name="gr2" draw:text-style-name="P2" draw:layer="layout" svg:x1="5.555cm" svg:y1="18.38cm" svg:x2="5.555cm" svg:y2="6.188cm">
          <text:p/>
        </draw:line>
        <draw:line draw:style-name="gr11" draw:text-style-name="P2" draw:layer="layout" svg:x1="8.89cm" svg:y1="12.438cm" svg:x2="5.605cm" svg:y2="12.438cm">
          <text:p/>
        </draw:line>
        <draw:line draw:style-name="gr2" draw:text-style-name="P2" draw:layer="layout" svg:x1="15.093cm" svg:y1="12.438cm" svg:x2="11.43cm" svg:y2="12.438cm">
          <text:p/>
        </draw:line>
        <draw:frame draw:style-name="gr5" draw:layer="layout" svg:width="4.257cm" svg:height="0.962cm" svg:x="8.33cm" svg:y="3.923cm">
          <draw:text-box>
            <text:p>E+ Amp RED</text:p>
          </draw:text-box>
        </draw:frame>
        <draw:frame draw:style-name="gr5" draw:layer="layout" svg:width="4.418cm" svg:height="0.962cm" svg:x="9.264cm" svg:y="19.788cm">
          <draw:text-box>
            <text:p>E- (Amp BLK)</text:p>
          </draw:text-box>
        </draw:frame>
        <draw:frame draw:style-name="gr5" draw:layer="layout" svg:width="3.393cm" svg:height="1.673cm" svg:x="11.213cm" svg:y="11.63cm">
          <draw:text-box>
            <text:p>S-</text:p>
            <text:p>Amp GRN</text:p>
          </draw:text-box>
        </draw:frame>
        <draw:frame draw:style-name="gr5" draw:layer="layout" svg:width="3.643cm" svg:height="1.673cm" svg:x="7.313cm" svg:y="11.53cm">
          <draw:text-box>
            <text:p>S+</text:p>
            <text:p>Amp WHT)</text:p>
          </draw:text-box>
        </draw:frame>
        <draw:custom-shape draw:style-name="gr12" draw:text-style-name="P2" draw:layer="Layout" svg:width="4.064cm" svg:height="0.762cm" draw:transform="rotate (1.5707963267949) translate (5.155cm 11.706cm)">
          <text:p/>
          <draw:enhanced-geometry svg:viewBox="0 0 21600 21600" draw:type="rectangle" draw:enhanced-path="M 0 0 L 21600 0 21600 21600 0 21600 0 0 Z N"/>
        </draw:custom-shape>
        <draw:custom-shape draw:style-name="gr12" draw:text-style-name="P2" draw:layer="Layout" svg:width="4.064cm" svg:height="0.762cm" draw:transform="rotate (-1.5707963267949) translate (5.916cm 12.942cm)">
          <text:p/>
          <draw:enhanced-geometry svg:viewBox="0 0 21600 21600" draw:type="rectangle" draw:enhanced-path="M 0 0 L 21600 0 21600 21600 0 21600 0 0 Z N"/>
        </draw:custom-shape>
        <draw:line draw:style-name="gr4" draw:text-style-name="P2" draw:layer="layout" svg:x1="4.542cm" svg:y1="10.227cm" svg:x2="6.937cm" svg:y2="9.114cm">
          <text:p/>
        </draw:line>
        <draw:custom-shape draw:style-name="gr13" draw:text-style-name="P2" draw:layer="Layout" svg:width="3.757cm" svg:height="10.922cm" svg:x="3.556cm" svg:y="6.95cm">
          <text:p/>
          <draw:enhanced-geometry svg:viewBox="0 0 21600 21600" draw:type="rectangle" draw:enhanced-path="M 0 0 L 21600 0 21600 21600 0 21600 0 0 Z N"/>
        </draw:custom-shape>
        <draw:frame draw:style-name="gr5" draw:layer="layout" svg:width="1.311cm" svg:height="0.962cm" svg:x="3.629cm" svg:y="8.22cm">
          <draw:text-box>
            <text:p>R1</text:p>
          </draw:text-box>
        </draw:frame>
        <draw:frame draw:style-name="gr5" draw:layer="layout" svg:width="1.311cm" svg:height="0.962cm" svg:x="3.63cm" svg:y="14.42cm">
          <draw:text-box>
            <text:p>R2</text:p>
          </draw:text-box>
        </draw:frame>
        <draw:frame draw:style-name="gr5" draw:layer="layout" svg:width="1.311cm" svg:height="0.962cm" svg:x="15.831cm" svg:y="15.42cm">
          <draw:text-box>
            <text:p>R4</text:p>
          </draw:text-box>
        </draw:frame>
        <draw:frame draw:style-name="gr5" draw:layer="layout" svg:width="1.383cm" svg:height="0.962cm" svg:x="15.63cm" svg:y="8.22cm">
          <draw:text-box>
            <text:p>RA</text:p>
          </draw:text-box>
        </draw:frame>
        <draw:custom-shape draw:style-name="gr12" draw:text-style-name="P2" draw:layer="Layout" svg:width="4.064cm" svg:height="0.762cm" draw:transform="rotate (1.5707963267949) translate (14.656cm 11.706cm)">
          <text:p/>
          <draw:enhanced-geometry svg:viewBox="0 0 21600 21600" draw:type="rectangle" draw:enhanced-path="M 0 0 L 21600 0 21600 21600 0 21600 0 0 Z N"/>
        </draw:custom-shape>
        <draw:custom-shape draw:style-name="gr12" draw:text-style-name="P2" draw:layer="Layout" svg:width="4.064cm" svg:height="0.762cm" draw:transform="rotate (-1.5707963267949) translate (15.417cm 12.942cm)">
          <text:p/>
          <draw:enhanced-geometry svg:viewBox="0 0 21600 21600" draw:type="rectangle" draw:enhanced-path="M 0 0 L 21600 0 21600 21600 0 21600 0 0 Z N"/>
        </draw:custom-shape>
        <draw:frame draw:style-name="gr10" draw:layer="layout" svg:width="8.128cm" svg:height="15.893cm" svg:x="17.272cm" svg:y="4.343cm">
          <draw:text-box>
            <text:p>Measure the difference in a pair of resistors in the following way:</text:p>
            <text:p>1) Pick two resistors from the set of 1K ohm, 0.1% resistors. <text:s/>Mark or note which ones they are.</text:p>
            <text:p>2) Put them in this circuit as RA and RB.</text:p>
            <text:p>3) Measure the Load Cell Amplifier output with no weight on the Load Sensor. <text:s/>Call that Vab.</text:p>
            <text:p>4) Swap RA and RB</text:p>
            <text:p>5) Measure the output again. <text:s/>Call that Vba.</text:p>
            <text:p>6) The error is |Vba – Vab|</text:p>
            <text:p/>
            <text:p>Do this with several resistors and pick the pair that has the minimal difference.</text:p>
          </draw:text-box>
        </draw:frame>
        <draw:line draw:style-name="gr2" draw:text-style-name="P2" draw:layer="layout" svg:x1="5.555cm" svg:y1="18.38cm" svg:x2="15.055cm" svg:y2="18.38cm">
          <text:p/>
        </draw:line>
        <draw:line draw:style-name="gr2" draw:text-style-name="P2" draw:layer="layout" svg:x1="9.906cm" svg:y1="18.38cm" svg:x2="9.906cm" svg:y2="19.788cm">
          <text:p/>
        </draw:line>
        <draw:frame draw:style-name="gr14" draw:layer="layout" svg:width="2.123cm" svg:height="0.962cm" svg:x="3.41cm" svg:y="17.942cm">
          <draw:text-box>
            <text:p>White</text:p>
          </draw:text-box>
        </draw:frame>
        <draw:frame draw:style-name="gr14" draw:layer="layout" svg:width="2.051cm" svg:height="0.962cm" svg:x="3.411cm" svg:y="6.042cm">
          <draw:text-box>
            <text:p>Black</text:p>
          </draw:text-box>
        </draw:frame>
        <draw:frame draw:style-name="gr14" draw:layer="layout" svg:width="1.662cm" svg:height="0.962cm" svg:x="5.555cm" svg:y="11.606cm">
          <draw:text-box>
            <text:p>Red</text:p>
          </draw:text-box>
        </draw:frame>
        <draw:line draw:style-name="gr2" draw:text-style-name="P2" draw:layer="layout" svg:x1="5.555cm" svg:y1="6.188cm" svg:x2="15.055cm" svg:y2="6.188cm">
          <text:p/>
        </draw:line>
        <draw:line draw:style-name="gr2" draw:text-style-name="P2" draw:layer="layout" svg:x1="9.906cm" svg:y1="4.78cm" svg:x2="9.906cm" svg:y2="6.188cm">
          <text:p/>
        </draw:lin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 draw:layer="layout" svg:width="25.199cm" svg:height="16.255cm" svg:x="1.4cm" svg:y="0.837cm" presentation:class="subtitle">
          <draw:text-box>
            <text:p>Calibrating 4 separate load sensors.</text:p>
            <text:p/>
            <text:p>The V2 scale design calls for a separate amplifier for each load sensor, letting the Arduino see the value for each separate load sensor instead of mixing the 4 load sensors' output with a Load Sensor Combinator Board.</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Calibrating one Load Sensor</text:p>
          </draw:text-box>
        </draw:frame>
        <draw:frame draw:style-name="gr15" draw:text-style-name="P5" draw:layer="layout" svg:width="21.59cm" svg:height="7.361cm" svg:x="5.588cm" svg:y="6.096cm">
          <draw:text-box>
            <text:p><text:span text:style-name="T4">The HX711 library assumes that the resistance of the load sensor</text:span></text:p>
            <text:p><text:span text:style-name="T4">changes </text:span><text:span text:style-name="T5">linearly</text:span><text:span text:style-name="T4"> with the weight applied to it.</text:span></text:p>
            <text:p><text:span text:style-name="T4"/></text:p>
            <text:p><text:span text:style-name="T4">Formula for a line: Y = M * X + B</text:span></text:p>
            <text:p><text:span text:style-name="T4">X is Weight</text:span></text:p>
            <text:p><text:span text:style-name="T4">Y is reported raw value from the amplifier.</text:span></text:p>
            <text:p><text:span text:style-name="T4"/></text:p>
            <text:p><text:span text:style-name="T4">Given two {X, Y} pairs, you can calculate M (SCALE) and B (OFFSET):</text:span></text:p>
            <text:p><text:span text:style-name="T4">M = (X2 – X1) / Y2 – Y1)</text:span></text:p>
            <text:p><text:span text:style-name="T4">B = Y1 – M * X1</text:span></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5.221cm" svg:x="1.4cm" svg:y="-0.02cm" presentation:class="title" presentation:user-transformed="true">
          <draw:text-box>
            <text:p>Calibrating 4 Load Sensors:<text:line-break/>put the weight at the center<text:line-break/>of the rectangle</text:p>
          </draw:text-box>
        </draw:frame>
        <draw:custom-shape draw:style-name="gr7" draw:text-style-name="P2" draw:layer="layout" svg:width="11.684cm" svg:height="11.684cm" svg:x="2.882cm" svg:y="6.889cm">
          <text:p/>
          <draw:enhanced-geometry svg:viewBox="0 0 21600 21600" draw:mirror-horizontal="false" draw:mirror-vertical="false" draw:type="rectangle" draw:enhanced-path="M 0 0 L 21600 0 21600 21600 0 21600 0 0 Z N"/>
        </draw:custom-shape>
        <draw:frame draw:style-name="gr16" draw:layer="layout" svg:width="0.925cm" svg:height="0.962cm" svg:x="1.612cm" svg:y="18.573cm">
          <draw:text-box>
            <text:p>A</text:p>
          </draw:text-box>
        </draw:frame>
        <draw:frame draw:style-name="gr17" draw:layer="layout" svg:width="0.959cm" svg:height="0.962cm" svg:x="1.613cm" svg:y="5.973cm">
          <draw:text-box>
            <text:p>D</text:p>
          </draw:text-box>
        </draw:frame>
        <draw:frame draw:style-name="gr16" draw:text-style-name="P6" draw:layer="layout" svg:width="0.925cm" svg:height="0.962cm" svg:x="14.912cm" svg:y="18.573cm">
          <draw:text-box>
            <text:p>B</text:p>
          </draw:text-box>
        </draw:frame>
        <draw:frame draw:style-name="gr18" draw:layer="layout" svg:width="0.959cm" svg:height="0.962cm" svg:x="14.913cm" svg:y="5.973cm">
          <draw:text-box>
            <text:p>C</text:p>
          </draw:text-box>
        </draw:frame>
        <draw:line draw:style-name="gr2" draw:text-style-name="P2" draw:layer="layout" svg:x1="9.134cm" svg:y1="12.301cm" svg:x2="8.372cm" svg:y2="13.317cm">
          <text:p/>
        </draw:line>
        <draw:line draw:style-name="gr2" draw:text-style-name="P2" draw:layer="layout" svg:x1="9.145cm" svg:y1="13.309cm" svg:x2="8.361cm" svg:y2="12.31cm">
          <text:p/>
        </draw:line>
        <draw:line draw:style-name="gr2" draw:text-style-name="P2" draw:layer="layout" svg:x1="14.566cm" svg:y1="12.809cm" svg:x2="2.882cm" svg:y2="12.809cm">
          <text:p/>
        </draw:line>
        <draw:line draw:style-name="gr2" draw:text-style-name="P2" draw:layer="layout" svg:x1="8.78cm" svg:y1="18.573cm" svg:x2="8.78cm" svg:y2="6.889cm">
          <text:p/>
        </draw:line>
        <draw:frame draw:style-name="gr19" draw:layer="layout" svg:width="1.103cm" svg:height="0.962cm" svg:x="9.134cm" svg:y="11.539cm">
          <draw:text-box>
            <text:p>W</text:p>
          </draw:text-box>
        </draw:frame>
        <draw:frame draw:style-name="gr20" draw:layer="layout" svg:width="9.652cm" svg:height="14.478cm" svg:x="17.526cm" svg:y="5.443cm">
          <draw:text-box>
            <text:p>When a weight W is an equal distance from the 4 Load Sensors A B C and D, each Load Sensor sees ¼ of the weight.</text:p>
            <text:p/>
            <text:p>Place a known weight in the center of the scale, and read the values from the Load Sensors A B C and D. <text:s/>Separately record X (W/4), and Y for each Load Sensor.</text:p>
            <text:p>Repeat the process for at least one more weight.</text:p>
            <text:p>Then calculate M (SCALE) and B (OFFSET) separately for each Load Sensor.</text:p>
            <text:p/>
            <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draw:frame presentation:style-name="pr1" draw:layer="layout" svg:width="25.199cm" svg:height="16.255cm" svg:x="1.4cm" svg:y="0.837cm" presentation:class="subtitle">
          <draw:text-box>
            <text:p>Measuring Weight and Center of Gravity</text:p>
            <text:p>from the readings from the 4 Load Sensors</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3" draw:text-style-name="P2" draw:layer="layout" svg:width="1.524cm" svg:height="1.524cm" draw:transform="rotate (-3.14159265358979) translate (22.0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3" draw:layer="layout" svg:width="25.199cm" svg:height="3.506cm" svg:x="1.4cm" svg:y="0.837cm" presentation:class="title" presentation:user-transformed="true">
          <draw:text-box>
            <text:p>Background:<text:line-break/>The statics of “Class 1 levers”</text:p>
          </draw:text-box>
        </draw:frame>
        <draw:line draw:style-name="gr21" draw:text-style-name="P2" draw:layer="layout" svg:x1="5.588cm" svg:y1="7.874cm" svg:x2="21.336cm" svg:y2="7.874cm">
          <text:p/>
        </draw:line>
        <draw:custom-shape draw:style-name="gr3" draw:text-style-name="P2" draw:layer="layout" svg:width="1.524cm" svg:height="1.524cm" draw:transform="rotate (-3.14159265358979) translate (9.652cm 7.8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5.042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7cm" svg:height="1.524cm" svg:x="20.643cm" svg:y="7.8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5" draw:layer="layout" svg:width="1.103cm" svg:height="0.962cm" svg:x="9.532cm" svg:y="6.503cm">
          <draw:text-box>
            <text:p><text:span text:style-name="T4">W</text:span></text:p>
          </draw:text-box>
        </draw:frame>
        <draw:line draw:style-name="gr22" draw:text-style-name="P2" draw:layer="layout" svg:x1="8.89cm" svg:y1="7.874cm" svg:x2="8.89cm" svg:y2="12.954cm">
          <text:p/>
        </draw:line>
        <draw:line draw:style-name="gr22" draw:text-style-name="P2" draw:layer="layout" svg:x1="5.69cm" svg:y1="7.874cm" svg:x2="5.69cm" svg:y2="12.192cm">
          <text:p/>
        </draw:line>
        <draw:line draw:style-name="gr22" draw:text-style-name="P2" draw:layer="layout" svg:x1="21.29cm" svg:y1="7.883cm" svg:x2="21.29cm" svg:y2="10.414cm">
          <text:p/>
        </draw:line>
        <draw:frame draw:style-name="gr14" draw:text-style-name="P5" draw:layer="layout" svg:width="1.455cm" svg:height="0.962cm" svg:x="6.333cm" svg:y="8.303cm">
          <draw:text-box>
            <text:p><text:span text:style-name="T4">W1</text:span></text:p>
          </draw:text-box>
        </draw:frame>
        <draw:frame draw:style-name="gr14" draw:text-style-name="P5" draw:layer="layout" svg:width="1.455cm" svg:height="0.962cm" svg:x="21.934cm" svg:y="8.303cm">
          <draw:text-box>
            <text:p><text:span text:style-name="T4">W2</text:span></text:p>
          </draw:text-box>
        </draw:frame>
        <draw:line draw:style-name="gr21" draw:text-style-name="P2" draw:layer="layout" svg:x1="5.588cm" svg:y1="17.474cm" svg:x2="21.336cm" svg:y2="17.474cm">
          <text:p/>
        </draw:line>
        <draw:custom-shape draw:style-name="gr3" draw:text-style-name="P2" draw:layer="layout" svg:width="1.524cm" svg:height="1.524cm" draw:transform="rotate (-3.14159265358979) translate (6.4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8.242cm" svg:y="17.4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3" draw:text-style-name="P2" draw:layer="layout" svg:x1="8.89cm" svg:y1="14.68cm" svg:x2="8.89cm" svg:y2="19.006cm">
          <text:p/>
        </draw:line>
        <draw:line draw:style-name="gr22" draw:text-style-name="P2" draw:layer="layout" svg:x1="5.69cm" svg:y1="14.68cm" svg:x2="5.69cm" svg:y2="20.55cm">
          <text:p/>
        </draw:line>
        <draw:line draw:style-name="gr22" draw:text-style-name="P2" draw:layer="layout" svg:x1="21.29cm" svg:y1="14.68cm" svg:x2="21.29cm" svg:y2="19.026cm">
          <text:p/>
        </draw:line>
        <draw:line draw:style-name="gr22" draw:text-style-name="P2" draw:layer="layout" svg:x1="6.604cm" svg:y1="15.188cm" svg:x2="5.69cm" svg:y2="15.188cm">
          <text:p/>
        </draw:line>
        <draw:line draw:style-name="gr22" draw:text-style-name="P2" draw:layer="layout" svg:x1="7.62cm" svg:y1="15.188cm" svg:x2="8.89cm" svg:y2="15.188cm">
          <text:p/>
        </draw:line>
        <draw:frame draw:style-name="gr5" draw:text-style-name="P5" draw:layer="layout" svg:width="1.205cm" svg:height="0.962cm" svg:x="6.604cm" svg:y="14.788cm">
          <draw:text-box>
            <text:p><text:span text:style-name="T4">L1</text:span></text:p>
          </draw:text-box>
        </draw:frame>
        <draw:line draw:style-name="gr22" draw:text-style-name="P2" draw:layer="layout" svg:x1="12.804cm" svg:y1="15.188cm" svg:x2="8.89cm" svg:y2="15.188cm">
          <text:p/>
        </draw:line>
        <draw:line draw:style-name="gr22" draw:text-style-name="P2" draw:layer="layout" svg:x1="14.224cm" svg:y1="15.188cm" svg:x2="21.29cm" svg:y2="15.188cm">
          <text:p/>
        </draw:line>
        <draw:frame draw:style-name="gr5" draw:text-style-name="P5" draw:layer="layout" svg:width="1.205cm" svg:height="0.962cm" svg:x="12.804cm" svg:y="14.788cm">
          <draw:text-box>
            <text:p><text:span text:style-name="T4">L2</text:span></text:p>
          </draw:text-box>
        </draw:frame>
        <draw:frame draw:style-name="gr14" draw:text-style-name="P5" draw:layer="layout" svg:width="1.455cm" svg:height="0.962cm" svg:x="6.419cm" svg:y="15.978cm">
          <draw:text-box>
            <text:p><text:span text:style-name="T4">W1</text:span></text:p>
          </draw:text-box>
        </draw:frame>
        <draw:frame draw:style-name="gr14" draw:text-style-name="P5" draw:layer="layout" svg:width="1.455cm" svg:height="0.962cm" svg:x="22.119cm" svg:y="15.978cm">
          <draw:text-box>
            <text:p><text:span text:style-name="T4">W2</text:span></text:p>
          </draw:text-box>
        </draw:frame>
        <draw:frame draw:style-name="gr5" draw:text-style-name="P7" draw:layer="layout" svg:width="4.464cm" svg:height="0.962cm" svg:x="11.176cm" svg:y="9.374cm">
          <draw:text-box>
            <text:p><text:span text:style-name="T6">W = W1 + W2</text:span></text:p>
          </draw:text-box>
        </draw:frame>
        <draw:frame draw:style-name="gr5" draw:text-style-name="P5" draw:layer="layout" svg:width="23.243cm" svg:height="0.962cm" svg:x="0.616cm" svg:y="13.184cm">
          <draw:text-box>
            <text:p><text:span text:style-name="T4">Also, as in a seesaw, a fulcrum with two weights, the Moments must sum to zero.</text:span></text:p>
          </draw:text-box>
        </draw:frame>
        <draw:frame draw:style-name="gr5" draw:text-style-name="P7" draw:layer="layout" svg:width="5.819cm" svg:height="0.962cm" svg:x="10.922cm" svg:y="19.242cm">
          <draw:text-box>
            <text:p><text:span text:style-name="T6">W1 * L1 = W2 * L2</text:span></text:p>
          </draw:text-box>
        </draw:frame>
        <draw:frame draw:style-name="gr5" draw:text-style-name="P5" draw:layer="layout" svg:width="26.859cm" svg:height="0.962cm" svg:x="0.617cm" svg:y="5.084cm">
          <draw:text-box>
            <text:p><text:span text:style-name="T4">The weight on the two support points must sum to the weight placed anywhere between them.</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user-transformed="true">
          <draw:text-box>
            <text:p>Calculating weight W<text:line-break/>and center of gravity {X,Y}</text:p>
          </draw:text-box>
        </draw:frame>
        <draw:frame draw:style-name="gr24" draw:text-style-name="P5" draw:layer="layout" svg:width="10.668cm" svg:height="14.732cm" svg:x="17.018cm" svg:y="5.08cm">
          <draw:text-box>
            <text:p><text:span text:style-name="T4">Given the weights read by the</text:span></text:p>
            <text:p><text:span text:style-name="T4">Load Sensors A, B, C, and D</text:span></text:p>
            <text:p><text:span text:style-name="T4">and knowing the scale dimensions</text:span></text:p>
            <text:p><text:span text:style-name="T4">U and V, calculate X, Y, and W.</text:span></text:p>
            <text:p><text:span text:style-name="T4"/></text:p>
            <text:p><text:span text:style-name="T4">W = A + B + C + D</text:span></text:p>
            <text:p><text:span text:style-name="T4"/></text:p>
            <text:p><text:span text:style-name="T4">To calculate X and Y, we use a</text:span></text:p>
            <text:p><text:span text:style-name="T4">property of the center of gravity:</text:span></text:p>
            <text:p><text:span text:style-name="T4">that for any line going through the</text:span></text:p>
            <text:p><text:span text:style-name="T4">center of gravity, the Moments on</text:span></text:p>
            <text:p><text:span text:style-name="T4">one side of the line balance (equal)</text:span></text:p>
            <text:p><text:span text:style-name="T4">those on the other side of the line. </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6" draw:layer="layout" svg:width="0.925cm" svg:height="0.962cm" svg:x="1.612cm" svg:y="17.773cm">
          <draw:text-box>
            <text:p>A</text:p>
          </draw:text-box>
        </draw:frame>
        <draw:frame draw:style-name="gr17" draw:layer="layout" svg:width="0.959cm" svg:height="0.962cm" svg:x="1.613cm" svg:y="5.173cm">
          <draw:text-box>
            <text:p>D</text:p>
          </draw:text-box>
        </draw:frame>
        <draw:frame draw:style-name="gr16" draw:text-style-name="P6" draw:layer="layout" svg:width="0.925cm" svg:height="0.962cm" svg:x="14.912cm" svg:y="17.773cm">
          <draw:text-box>
            <text:p>B</text:p>
          </draw:text-box>
        </draw:frame>
        <draw:frame draw:style-name="gr18"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line draw:style-name="gr2" draw:text-style-name="P2" draw:layer="layout" svg:x1="12.18cm" svg:y1="17.773cm" svg:x2="12.18cm" svg:y2="6.089cm">
          <text:p/>
        </draw:line>
        <draw:frame draw:style-name="gr19"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22" draw:text-style-name="P2" draw:layer="layout" svg:x1="7.962cm" svg:y1="19.805cm" svg:x2="14.582cm" svg:y2="19.805cm">
          <text:p/>
        </draw:line>
        <draw:frame draw:style-name="gr17" draw:layer="layout" svg:width="0.959cm" svg:height="0.962cm" svg:x="6.746cm" svg:y="19.297cm">
          <draw:text-box>
            <text:p>U</text:p>
          </draw:text-box>
        </draw:frame>
        <draw:line draw:style-name="gr22" draw:text-style-name="P2" draw:layer="layout" svg:x1="6.438cm" svg:y1="19.805cm" svg:x2="2.882cm" svg:y2="19.805cm">
          <text:p/>
        </draw:line>
        <draw:line draw:style-name="gr2" draw:text-style-name="P2" draw:layer="layout" svg:x1="2.537cm" svg:y1="17.773cm" svg:x2="0.596cm" svg:y2="17.773cm">
          <text:p/>
        </draw:line>
        <draw:line draw:style-name="gr2" draw:text-style-name="P2" draw:layer="layout" svg:x1="2.538cm" svg:y1="6.173cm" svg:x2="0.597cm" svg:y2="6.173cm">
          <text:p/>
        </draw:line>
        <draw:line draw:style-name="gr22" draw:text-style-name="P2" draw:layer="layout" svg:x1="0.95cm" svg:y1="12.439cm" svg:x2="0.95cm" svg:y2="17.773cm">
          <text:p/>
        </draw:line>
        <draw:frame draw:style-name="gr16" draw:layer="layout" svg:width="0.925cm" svg:height="0.962cm" svg:x="0.442cm" svg:y="11.169cm">
          <draw:text-box>
            <text:p>V</text:p>
          </draw:text-box>
        </draw:frame>
        <draw:line draw:style-name="gr22" draw:text-style-name="P2" draw:layer="layout" svg:x1="0.95cm" svg:y1="10.915cm" svg:x2="0.95cm" svg:y2="6.173cm">
          <text:p/>
        </draw:line>
        <draw:line draw:style-name="gr2" draw:text-style-name="P2" draw:layer="layout" svg:x1="12.18cm" svg:y1="18.027cm" svg:x2="12.18cm" svg:y2="19.297cm">
          <text:p/>
        </draw:line>
        <draw:line draw:style-name="gr22" draw:text-style-name="P2" draw:layer="layout" svg:x1="5.562cm" svg:y1="18.705cm" svg:x2="12.182cm" svg:y2="18.705cm">
          <text:p/>
        </draw:line>
        <draw:line draw:style-name="gr22" draw:text-style-name="P2" draw:layer="layout" svg:x1="4.406cm" svg:y1="18.705cm" svg:x2="2.882cm" svg:y2="18.705cm">
          <text:p/>
        </draw:line>
        <draw:frame draw:style-name="gr16" draw:layer="layout" svg:width="0.925cm" svg:height="0.962cm" svg:x="4.447cm" svg:y="18.297cm">
          <draw:text-box>
            <text:p>X</text:p>
          </draw:text-box>
        </draw:frame>
        <draw:line draw:style-name="gr22" draw:text-style-name="P2" draw:layer="layout" svg:x1="2.151cm" svg:y1="16.503cm" svg:x2="2.151cm" svg:y2="17.773cm">
          <text:p/>
        </draw:line>
        <draw:frame draw:style-name="gr25" draw:layer="layout" svg:width="0.925cm" svg:height="0.962cm" svg:x="1.643cm" svg:y="15.569cm">
          <draw:text-box>
            <text:p>Y</text:p>
          </draw:text-box>
        </draw:frame>
        <draw:line draw:style-name="gr22" draw:text-style-name="P2" draw:layer="layout" svg:x1="2.12cm" svg:y1="15.233cm" svg:x2="2.12cm" svg:y2="13.773cm">
          <text:p/>
        </draw:line>
        <draw:line draw:style-name="gr2" draw:text-style-name="P2" draw:layer="layout" svg:x1="2.539cm" svg:y1="13.773cm" svg:x2="1.358cm" svg:y2="13.773cm">
          <text:p/>
        </draw:lin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Calculating X</text:p>
          </draw:text-box>
        </draw:frame>
        <draw:frame draw:style-name="gr24" draw:text-style-name="P5" draw:layer="layout" svg:width="11.077cm" svg:height="14.732cm" svg:x="17.018cm" svg:y="5.08cm">
          <draw:text-box>
            <text:p><text:span text:style-name="T4">Imagine a knife-edged fulcrum is</text:span></text:p>
            <text:p><text:span text:style-name="T4">under the line PQ. <text:s/>Because PQ goes</text:span></text:p>
            <text:p><text:span text:style-name="T4">through the center of gravity, the</text:span></text:p>
            <text:p><text:span text:style-name="T4">Moments perpendicular to that line</text:span></text:p>
            <text:p><text:span text:style-name="T4">segment must sum to zero.</text:span></text:p>
            <text:p><text:span text:style-name="T4"/></text:p>
            <text:p><text:span text:style-name="T4">AX + DX = C(U-X) + B(U-X)</text:span></text:p>
            <text:p><text:span text:style-name="T4">so</text:span></text:p>
            <text:p><text:span text:style-name="T4">AX + BX + CX + DX = CU + BU</text:span></text:p>
            <text:p><text:span text:style-name="T4">so </text:span></text:p>
            <text:p><text:span text:style-name="T6"/></text:p>
            <text:p><text:span text:style-name="T6">X = (C + B) / (A + B + C + D) * U</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6" draw:layer="layout" svg:width="0.925cm" svg:height="0.962cm" svg:x="1.612cm" svg:y="17.773cm">
          <draw:text-box>
            <text:p>A</text:p>
          </draw:text-box>
        </draw:frame>
        <draw:frame draw:style-name="gr17" draw:layer="layout" svg:width="0.959cm" svg:height="0.962cm" svg:x="1.613cm" svg:y="5.173cm">
          <draw:text-box>
            <text:p>D</text:p>
          </draw:text-box>
        </draw:frame>
        <draw:frame draw:style-name="gr16" draw:text-style-name="P6" draw:layer="layout" svg:width="0.925cm" svg:height="0.962cm" svg:x="14.912cm" svg:y="17.773cm">
          <draw:text-box>
            <text:p>B</text:p>
          </draw:text-box>
        </draw:frame>
        <draw:frame draw:style-name="gr18"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2.18cm" svg:y1="17.773cm" svg:x2="12.18cm" svg:y2="6.089cm">
          <text:p/>
        </draw:line>
        <draw:frame draw:style-name="gr19"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22" draw:text-style-name="P2" draw:layer="layout" svg:x1="7.962cm" svg:y1="19.805cm" svg:x2="14.582cm" svg:y2="19.805cm">
          <text:p/>
        </draw:line>
        <draw:frame draw:style-name="gr17" draw:layer="layout" svg:width="0.959cm" svg:height="0.962cm" svg:x="6.746cm" svg:y="19.297cm">
          <draw:text-box>
            <text:p>U</text:p>
          </draw:text-box>
        </draw:frame>
        <draw:line draw:style-name="gr22" draw:text-style-name="P2" draw:layer="layout" svg:x1="6.438cm" svg:y1="19.805cm" svg:x2="2.882cm" svg:y2="19.805cm">
          <text:p/>
        </draw:line>
        <draw:line draw:style-name="gr2" draw:text-style-name="P2" draw:layer="layout" svg:x1="12.18cm" svg:y1="18.027cm" svg:x2="12.18cm" svg:y2="19.297cm">
          <text:p/>
        </draw:line>
        <draw:line draw:style-name="gr22" draw:text-style-name="P2" draw:layer="layout" svg:x1="5.562cm" svg:y1="18.705cm" svg:x2="12.182cm" svg:y2="18.705cm">
          <text:p/>
        </draw:line>
        <draw:line draw:style-name="gr22" draw:text-style-name="P2" draw:layer="layout" svg:x1="4.406cm" svg:y1="18.705cm" svg:x2="2.882cm" svg:y2="18.705cm">
          <text:p/>
        </draw:line>
        <draw:frame draw:style-name="gr16" draw:layer="layout" svg:width="0.925cm" svg:height="0.962cm" svg:x="4.447cm" svg:y="18.297cm">
          <draw:text-box>
            <text:p>X</text:p>
          </draw:text-box>
        </draw:frame>
        <draw:frame draw:style-name="gr5" draw:layer="layout" svg:width="0.925cm" svg:height="0.962cm" svg:x="12.146cm" svg:y="16.911cm">
          <draw:text-box>
            <text:p>P</text:p>
          </draw:text-box>
        </draw:frame>
        <draw:frame draw:style-name="gr5" draw:layer="layout" svg:width="0.997cm" svg:height="0.962cm" svg:x="12.147cm" svg:y="6.111cm">
          <draw:text-box>
            <text:p>Q</text:p>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Calculating Y</text:p>
          </draw:text-box>
        </draw:frame>
        <draw:frame draw:style-name="gr24" draw:text-style-name="P5" draw:layer="layout" svg:width="11.001cm" svg:height="14.732cm" svg:x="17.018cm" svg:y="5.08cm">
          <draw:text-box>
            <text:p><text:span text:style-name="T4">We calculate Y in the same way</text:span></text:p>
            <text:p><text:span text:style-name="T4">we calculated X:</text:span></text:p>
            <text:p><text:span text:style-name="T4"/></text:p>
            <text:p><text:span text:style-name="T4">Imagine a knife-edged fulcrum is</text:span></text:p>
            <text:p><text:span text:style-name="T4">under the line RS. <text:s/>Because RS goes</text:span></text:p>
            <text:p><text:span text:style-name="T4">through the center of gravity, the</text:span></text:p>
            <text:p><text:span text:style-name="T4">Moments perpendicular to that line</text:span></text:p>
            <text:p><text:span text:style-name="T4">segment must sum to zero.</text:span></text:p>
            <text:p><text:span text:style-name="T4"/></text:p>
            <text:p><text:span text:style-name="T4">AY + BY = C(V-Y) + D(V-Y)</text:span></text:p>
            <text:p><text:span text:style-name="T4">so</text:span></text:p>
            <text:p><text:span text:style-name="T4">AY + BY + CY + DY = CU + DU</text:span></text:p>
            <text:p><text:span text:style-name="T4">so </text:span></text:p>
            <text:p><text:span text:style-name="T6"/></text:p>
            <text:p><text:span text:style-name="T6">Y = (C + D) / (A + B + C + D) * V</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6" draw:layer="layout" svg:width="0.925cm" svg:height="0.962cm" svg:x="1.612cm" svg:y="17.773cm">
          <draw:text-box>
            <text:p>A</text:p>
          </draw:text-box>
        </draw:frame>
        <draw:frame draw:style-name="gr17" draw:layer="layout" svg:width="0.959cm" svg:height="0.962cm" svg:x="1.613cm" svg:y="5.173cm">
          <draw:text-box>
            <text:p>D</text:p>
          </draw:text-box>
        </draw:frame>
        <draw:frame draw:style-name="gr16" draw:text-style-name="P6" draw:layer="layout" svg:width="0.925cm" svg:height="0.962cm" svg:x="14.912cm" svg:y="17.773cm">
          <draw:text-box>
            <text:p>B</text:p>
          </draw:text-box>
        </draw:frame>
        <draw:frame draw:style-name="gr18"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frame draw:style-name="gr19" draw:layer="layout" svg:width="1.103cm" svg:height="0.962cm" svg:x="10.414cm" svg:y="12.192cm">
          <draw:text-box>
            <text:p>W</text:p>
          </draw:text-box>
        </draw:frame>
        <draw:line draw:style-name="gr2" draw:text-style-name="P2" draw:layer="layout" svg:x1="2.537cm" svg:y1="17.773cm" svg:x2="0.596cm" svg:y2="17.773cm">
          <text:p/>
        </draw:line>
        <draw:line draw:style-name="gr2" draw:text-style-name="P2" draw:layer="layout" svg:x1="2.538cm" svg:y1="6.173cm" svg:x2="0.597cm" svg:y2="6.173cm">
          <text:p/>
        </draw:line>
        <draw:line draw:style-name="gr22" draw:text-style-name="P2" draw:layer="layout" svg:x1="0.95cm" svg:y1="12.439cm" svg:x2="0.95cm" svg:y2="17.773cm">
          <text:p/>
        </draw:line>
        <draw:frame draw:style-name="gr16" draw:layer="layout" svg:width="0.925cm" svg:height="0.962cm" svg:x="0.442cm" svg:y="11.169cm">
          <draw:text-box>
            <text:p>V</text:p>
          </draw:text-box>
        </draw:frame>
        <draw:line draw:style-name="gr22" draw:text-style-name="P2" draw:layer="layout" svg:x1="0.95cm" svg:y1="10.915cm" svg:x2="0.95cm" svg:y2="6.173cm">
          <text:p/>
        </draw:line>
        <draw:line draw:style-name="gr22" draw:text-style-name="P2" draw:layer="layout" svg:x1="2.151cm" svg:y1="16.503cm" svg:x2="2.151cm" svg:y2="17.773cm">
          <text:p/>
        </draw:line>
        <draw:frame draw:style-name="gr25" draw:layer="layout" svg:width="0.925cm" svg:height="0.962cm" svg:x="1.643cm" svg:y="15.569cm">
          <draw:text-box>
            <text:p>Y</text:p>
          </draw:text-box>
        </draw:frame>
        <draw:line draw:style-name="gr22" draw:text-style-name="P2" draw:layer="layout" svg:x1="2.12cm" svg:y1="15.233cm" svg:x2="2.12cm" svg:y2="13.773cm">
          <text:p/>
        </draw:line>
        <draw:line draw:style-name="gr2" draw:text-style-name="P2" draw:layer="layout" svg:x1="2.539cm" svg:y1="13.773cm" svg:x2="1.358cm" svg:y2="13.773cm">
          <text:p/>
        </draw:line>
        <draw:frame draw:style-name="gr5" draw:layer="layout" svg:width="0.959cm" svg:height="0.962cm" svg:x="2.847cm" svg:y="12.811cm">
          <draw:text-box>
            <text:p>R</text:p>
          </draw:text-box>
        </draw:frame>
        <draw:frame draw:style-name="gr5" draw:layer="layout" svg:width="0.925cm" svg:height="0.962cm" svg:x="13.648cm" svg:y="12.811cm">
          <draw:text-box>
            <text:p>S</text:p>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he Dog's center of gravity and weight</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6" draw:layer="layout" svg:width="0.925cm" svg:height="0.962cm" svg:x="1.612cm" svg:y="17.273cm">
          <draw:text-box>
            <text:p>A</text:p>
          </draw:text-box>
        </draw:frame>
        <draw:frame draw:style-name="gr17" draw:layer="layout" svg:width="0.959cm" svg:height="0.962cm" svg:x="1.613cm" svg:y="4.673cm">
          <draw:text-box>
            <text:p>D</text:p>
          </draw:text-box>
        </draw:frame>
        <draw:frame draw:style-name="gr16" draw:text-style-name="P6" draw:layer="layout" svg:width="0.925cm" svg:height="0.962cm" svg:x="14.912cm" svg:y="17.273cm">
          <draw:text-box>
            <text:p>B</text:p>
          </draw:text-box>
        </draw:frame>
        <draw:frame draw:style-name="gr18" draw:layer="layout" svg:width="0.959cm" svg:height="0.962cm" svg:x="14.913cm" svg:y="4.673cm">
          <draw:text-box>
            <text:p>C</text:p>
          </draw:text-box>
        </draw:frame>
        <draw:line draw:style-name="gr2" draw:text-style-name="P2" draw:layer="layout" svg:x1="11.334cm" svg:y1="12.201cm" svg:x2="10.572cm" svg:y2="13.217cm">
          <text:p/>
        </draw:line>
        <draw:line draw:style-name="gr2" draw:text-style-name="P2" draw:layer="layout" svg:x1="11.345cm" svg:y1="13.209cm" svg:x2="10.561cm" svg:y2="12.21cm">
          <text:p/>
        </draw:line>
        <draw:frame draw:style-name="gr19" draw:layer="layout" svg:width="1.103cm" svg:height="0.962cm" svg:x="11.334cm" svg:y="11.439cm">
          <draw:text-box>
            <text:p>W</text:p>
          </draw:text-box>
        </draw:frame>
        <draw:frame draw:style-name="gr26" draw:layer="layout" svg:width="10.414cm" svg:height="18.026cm" svg:x="16.764cm" svg:y="2.642cm">
          <draw:text-box>
            <text:p><text:span text:style-name="T7">What we've measured so far is the weight and center of gravity of the combined plywood top plus Pippa (the dog).</text:span></text:p>
            <text:p><text:span text:style-name="T7"/></text:p>
            <text:p><text:span text:style-name="T7">To calculate the location of Pippa's center of gravity and her weight, we have to do one more lever calculation: Imagine a fulcrum at W</text:span></text:p>
            <text:p><text:span text:style-name="T7"/></text:p>
            <text:p><text:span text:style-name="T7">T * L1 = P * L2</text:span></text:p>
            <text:p><text:span text:style-name="T7">W = T + P</text:span></text:p>
            <text:p><text:span text:style-name="T7"/></text:p>
            <text:p><text:span text:style-name="T7">We know T (plywood weight) from calibration.</text:span></text:p>
            <text:p><text:span text:style-name="T7">We know L1 and W from our calculations from A, B, C, and D.</text:span></text:p>
            <text:p><text:span text:style-name="T7">Find P (Pippa's weight) and L2.</text:span></text:p>
            <text:p><text:span text:style-name="T7"/></text:p>
            <text:p><text:span text:style-name="T7">So</text:span></text:p>
            <text:p><text:span text:style-name="T7">P = W – T</text:span></text:p>
            <text:p><text:span text:style-name="T7">L2 = T * L1 / P</text:span></text:p>
            <text:p><text:span text:style-name="T7">From there we can use vector addition to calculate the X and Y of Pippa's center of gravity</text:span></text:p>
          </draw:text-box>
        </draw:frame>
        <draw:line draw:style-name="gr2" draw:text-style-name="P2" draw:layer="layout" svg:x1="9.134cm" svg:y1="10.902cm" svg:x2="8.372cm" svg:y2="11.918cm">
          <text:p/>
        </draw:line>
        <draw:line draw:style-name="gr2" draw:text-style-name="P2" draw:layer="layout" svg:x1="9.145cm" svg:y1="11.91cm" svg:x2="8.361cm" svg:y2="10.911cm">
          <text:p/>
        </draw:line>
        <draw:frame draw:style-name="gr19" draw:layer="layout" svg:width="4.328cm" svg:height="0.962cm" svg:x="9.134cm" svg:y="10.14cm">
          <draw:text-box>
            <text:p>T</text:p>
          </draw:text-box>
        </draw:frame>
        <draw:line draw:style-name="gr27" draw:text-style-name="P2" draw:layer="layout" svg:x1="2.882cm" svg:y1="11.43cm" svg:x2="14.566cm" svg:y2="11.43cm">
          <text:p/>
        </draw:line>
        <draw:line draw:style-name="gr27" draw:text-style-name="P2" draw:layer="layout" svg:x1="8.736cm" svg:y1="17.273cm" svg:x2="8.736cm" svg:y2="5.589cm">
          <text:p/>
        </draw:line>
        <draw:line draw:style-name="gr2" draw:text-style-name="P2" draw:layer="layout" svg:x1="12.634cm" svg:y1="13.002cm" svg:x2="11.872cm" svg:y2="14.018cm">
          <text:p/>
        </draw:line>
        <draw:line draw:style-name="gr2" draw:text-style-name="P2" draw:layer="layout" svg:x1="12.645cm" svg:y1="14.01cm" svg:x2="11.861cm" svg:y2="13.011cm">
          <text:p/>
        </draw:line>
        <draw:frame draw:style-name="gr19" draw:layer="layout" svg:width="1.103cm" svg:height="0.962cm" svg:x="12.634cm" svg:y="12.24cm">
          <draw:text-box>
            <text:p>P</text:p>
          </draw:text-box>
        </draw:frame>
        <draw:line draw:style-name="gr2" draw:text-style-name="P2" draw:layer="layout" svg:x1="8.736cm" svg:y1="11.43cm" svg:x2="12.192cm" svg:y2="13.462cm">
          <text:p/>
        </draw:line>
        <draw:frame draw:style-name="gr5" draw:layer="layout" svg:width="1.205cm" svg:height="0.962cm" svg:x="9.144cm" svg:y="12.446cm">
          <draw:text-box>
            <text:p>L1</text:p>
          </draw:text-box>
        </draw:frame>
        <draw:frame draw:style-name="gr5" draw:layer="layout" svg:width="1.205cm" svg:height="0.962cm" svg:x="10.922cm" svg:y="13.217cm">
          <draw:text-box>
            <text:p>L2</text:p>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draw:frame presentation:style-name="pr1" draw:layer="layout" svg:width="25.199cm" svg:height="16.255cm" svg:x="1.4cm" svg:y="0.837cm" presentation:class="subtitle">
          <draw:text-box>
            <text:p>Bad Math follows.</text:p>
            <text:p>The following slides are my first attempt at calculating X and Y.</text:p>
            <text:p>I kept this just to see where I went wrong.</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6.286cm" svg:height="3.506cm" svg:x="1.4cm" svg:y="0.837cm" presentation:class="title" presentation:user-transformed="true">
          <draw:text-box>
            <text:p>Given W, L1, and L2, find W1 and W2</text:p>
          </draw:text-box>
        </draw:frame>
        <draw:frame draw:style-name="gr6" draw:text-style-name="P5" draw:layer="layout" svg:width="20.574cm" svg:height="1.673cm" svg:x="2.032cm" svg:y="3.556cm">
          <draw:text-box>
            <text:p><text:span text:style-name="T4">That is, if you place a known weight at a known position on a line, what are the weights at the two support points at the ends of that line?</text:span></text:p>
          </draw:text-box>
        </draw:frame>
        <draw:line draw:style-name="gr21" draw:text-style-name="P2" draw:layer="layout" svg:x1="5.588cm" svg:y1="7.873cm" svg:x2="21.336cm" svg:y2="7.873cm">
          <text:p/>
        </draw:line>
        <draw:custom-shape draw:style-name="gr3" draw:text-style-name="P2" draw:layer="layout" svg:width="1.524cm" svg:height="1.524cm" draw:transform="rotate (-3.14159265358979) translate (9.652cm 7.8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5.042cm" svg:y="7.8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7cm" svg:height="1.524cm" svg:x="20.643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5" draw:layer="layout" svg:width="1.103cm" svg:height="0.962cm" svg:x="9.532cm" svg:y="6.502cm">
          <draw:text-box>
            <text:p><text:span text:style-name="T4">W</text:span></text:p>
          </draw:text-box>
        </draw:frame>
        <draw:line draw:style-name="gr22" draw:text-style-name="P2" draw:layer="layout" svg:x1="8.89cm" svg:y1="7.873cm" svg:x2="8.89cm" svg:y2="12.953cm">
          <text:p/>
        </draw:line>
        <draw:line draw:style-name="gr22" draw:text-style-name="P2" draw:layer="layout" svg:x1="5.69cm" svg:y1="7.873cm" svg:x2="5.69cm" svg:y2="12.191cm">
          <text:p/>
        </draw:line>
        <draw:line draw:style-name="gr22" draw:text-style-name="P2" draw:layer="layout" svg:x1="21.29cm" svg:y1="7.882cm" svg:x2="21.29cm" svg:y2="10.413cm">
          <text:p/>
        </draw:line>
        <draw:frame draw:style-name="gr14" draw:text-style-name="P5" draw:layer="layout" svg:width="1.455cm" svg:height="0.962cm" svg:x="6.333cm" svg:y="8.302cm">
          <draw:text-box>
            <text:p><text:span text:style-name="T4">W1</text:span></text:p>
          </draw:text-box>
        </draw:frame>
        <draw:frame draw:style-name="gr14" draw:text-style-name="P5" draw:layer="layout" svg:width="1.455cm" svg:height="0.962cm" svg:x="21.934cm" svg:y="8.302cm">
          <draw:text-box>
            <text:p><text:span text:style-name="T4">W2</text:span></text:p>
          </draw:text-box>
        </draw:frame>
        <draw:frame draw:style-name="gr5" draw:text-style-name="P5" draw:layer="layout" svg:width="21.529cm" svg:height="6.964cm" svg:x="2.54cm" svg:y="13.262cm">
          <draw:text-box>
            <text:p><text:span text:style-name="T4">We know </text:span><text:span text:style-name="T8">W1 + W2 = W</text:span></text:p>
            <text:p><text:span text:style-name="T4">So W2 = W – W1</text:span></text:p>
            <text:p><text:span text:style-name="T4">We know W1 * L1 = W2 * L2</text:span></text:p>
            <text:p><text:span text:style-name="T4">So W1 * L1 = (W – W1) * L2</text:span></text:p>
            <text:p><text:span text:style-name="T4">Solving that for W1 gives: <text:s text:c="6"/></text:span><text:span text:style-name="T8">W1 = W * (L2 / (L1 + L2)</text:span></text:p>
            <text:p><text:span text:style-name="T4"/></text:p>
            <text:p><text:span text:style-name="T4">Check: When L1 = L2, W1 = W / 2: <text:s/>W * (L1 / 2 * L1) = W/2. <text:s/>Yes.</text:span></text:p>
            <text:p><text:span text:style-name="T4">Check: When L1 = 0, W1 = W: <text:s text:c="3"/>W * (L2 / (0 + L2) = W * L2 / L2 = W. <text:s/>Yes.</text:span></text:p>
            <text:p><text:span text:style-name="T4">Check: When L2 = 0, W1 = 0: <text:s text:c="4"/>W * (0 / (L1 + 0) = 0. <text:s text:c="2"/>Yes. </text:span></text:p>
          </draw:text-box>
        </draw:frame>
        <draw:line draw:style-name="gr22" draw:text-style-name="P2" draw:layer="layout" svg:x1="6.604cm" svg:y1="9.788cm" svg:x2="5.69cm" svg:y2="9.788cm">
          <text:p/>
        </draw:line>
        <draw:line draw:style-name="gr22" draw:text-style-name="P2" draw:layer="layout" svg:x1="7.62cm" svg:y1="9.788cm" svg:x2="8.89cm" svg:y2="9.788cm">
          <text:p/>
        </draw:line>
        <draw:frame draw:style-name="gr5" draw:text-style-name="P5" draw:layer="layout" svg:width="1.205cm" svg:height="0.962cm" svg:x="6.604cm" svg:y="9.388cm">
          <draw:text-box>
            <text:p><text:span text:style-name="T4">L1</text:span></text:p>
          </draw:text-box>
        </draw:frame>
        <draw:line draw:style-name="gr22" draw:text-style-name="P2" draw:layer="layout" svg:x1="12.804cm" svg:y1="9.788cm" svg:x2="8.89cm" svg:y2="9.788cm">
          <text:p/>
        </draw:line>
        <draw:line draw:style-name="gr22" draw:text-style-name="P2" draw:layer="layout" svg:x1="14.224cm" svg:y1="9.788cm" svg:x2="21.29cm" svg:y2="9.788cm">
          <text:p/>
        </draw:line>
        <draw:frame draw:style-name="gr5" draw:text-style-name="P5" draw:layer="layout" svg:width="1.205cm" svg:height="0.962cm" svg:x="12.804cm" svg:y="9.388cm">
          <draw:text-box>
            <text:p><text:span text:style-name="T4">L2</text:span></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Dividing a weight among<text:line-break/>4 support points on a rectangle</text:p>
          </draw:text-box>
        </draw:frame>
        <draw:custom-shape draw:style-name="gr7" draw:text-style-name="P2" draw:layer="layout" svg:width="11.684cm" svg:height="11.684cm" svg:x="2.882cm" svg:y="5.588cm">
          <text:p/>
          <draw:enhanced-geometry svg:viewBox="0 0 21600 21600" draw:mirror-horizontal="false" draw:mirror-vertical="false" draw:type="rectangle" draw:enhanced-path="M 0 0 L 21600 0 21600 21600 0 21600 0 0 Z N"/>
        </draw:custom-shape>
        <draw:frame draw:style-name="gr16" draw:text-style-name="P5" draw:layer="layout" svg:width="0.925cm" svg:height="0.962cm" svg:x="1.612cm" svg:y="17.272cm">
          <draw:text-box>
            <text:p><text:span text:style-name="T4">A</text:span></text:p>
          </draw:text-box>
        </draw:frame>
        <draw:frame draw:style-name="gr17" draw:text-style-name="P5" draw:layer="layout" svg:width="0.959cm" svg:height="0.962cm" svg:x="1.613cm" svg:y="4.672cm">
          <draw:text-box>
            <text:p><text:span text:style-name="T4">D</text:span></text:p>
          </draw:text-box>
        </draw:frame>
        <draw:frame draw:style-name="gr16" draw:text-style-name="P8" draw:layer="layout" svg:width="0.925cm" svg:height="0.962cm" svg:x="14.912cm" svg:y="17.272cm">
          <draw:text-box>
            <text:p><text:span text:style-name="T4">B</text:span></text:p>
          </draw:text-box>
        </draw:frame>
        <draw:frame draw:style-name="gr18" draw:text-style-name="P5" draw:layer="layout" svg:width="0.959cm" svg:height="0.962cm" svg:x="14.913cm" svg:y="4.672cm">
          <draw:text-box>
            <text:p><text:span text:style-name="T4">C</text:span></text:p>
          </draw:text-box>
        </draw:frame>
        <draw:line draw:style-name="gr2" draw:text-style-name="P2" draw:layer="layout" svg:x1="12.534cm" svg:y1="12.7cm" svg:x2="11.772cm" svg:y2="13.716cm">
          <text:p/>
        </draw:line>
        <draw:line draw:style-name="gr2" draw:text-style-name="P2" draw:layer="layout" svg:x1="12.545cm" svg:y1="13.708cm" svg:x2="11.761cm" svg:y2="12.709cm">
          <text:p/>
        </draw:line>
        <draw:line draw:style-name="gr2" draw:text-style-name="P2" draw:layer="layout" svg:x1="14.566cm" svg:y1="13.208cm" svg:x2="2.882cm" svg:y2="13.208cm">
          <text:p/>
        </draw:line>
        <draw:line draw:style-name="gr2" draw:text-style-name="P2" draw:layer="layout" svg:x1="12.18cm" svg:y1="17.272cm" svg:x2="12.18cm" svg:y2="5.588cm">
          <text:p/>
        </draw:line>
        <draw:frame draw:style-name="gr19" draw:text-style-name="P5" draw:layer="layout" svg:width="1.103cm" svg:height="0.962cm" svg:x="12.534cm" svg:y="11.938cm">
          <draw:text-box>
            <text:p><text:span text:style-name="T4">W</text:span></text:p>
          </draw:text-box>
        </draw:frame>
        <draw:line draw:style-name="gr2" draw:text-style-name="P2" draw:layer="layout" svg:x1="2.882cm" svg:y1="17.526cm" svg:x2="2.882cm" svg:y2="19.812cm">
          <text:p/>
        </draw:line>
        <draw:line draw:style-name="gr2" draw:text-style-name="P2" draw:layer="layout" svg:x1="14.582cm" svg:y1="17.526cm" svg:x2="14.582cm" svg:y2="19.812cm">
          <text:p/>
        </draw:line>
        <draw:line draw:style-name="gr22" draw:text-style-name="P2" draw:layer="layout" svg:x1="7.962cm" svg:y1="19.304cm" svg:x2="14.582cm" svg:y2="19.304cm">
          <text:p/>
        </draw:line>
        <draw:frame draw:style-name="gr17" draw:text-style-name="P5" draw:layer="layout" svg:width="0.959cm" svg:height="0.962cm" svg:x="6.746cm" svg:y="18.796cm">
          <draw:text-box>
            <text:p><text:span text:style-name="T4">U</text:span></text:p>
          </draw:text-box>
        </draw:frame>
        <draw:line draw:style-name="gr22" draw:text-style-name="P2" draw:layer="layout" svg:x1="6.438cm" svg:y1="19.304cm" svg:x2="2.882cm" svg:y2="19.304cm">
          <text:p/>
        </draw:line>
        <draw:line draw:style-name="gr2" draw:text-style-name="P2" draw:layer="layout" svg:x1="2.537cm" svg:y1="17.272cm" svg:x2="0.596cm" svg:y2="17.272cm">
          <text:p/>
        </draw:line>
        <draw:line draw:style-name="gr2" draw:text-style-name="P2" draw:layer="layout" svg:x1="2.538cm" svg:y1="5.672cm" svg:x2="0.597cm" svg:y2="5.672cm">
          <text:p/>
        </draw:line>
        <draw:line draw:style-name="gr22" draw:text-style-name="P2" draw:layer="layout" svg:x1="0.95cm" svg:y1="11.938cm" svg:x2="0.95cm" svg:y2="17.272cm">
          <text:p/>
        </draw:line>
        <draw:frame draw:style-name="gr16" draw:text-style-name="P5" draw:layer="layout" svg:width="0.925cm" svg:height="0.962cm" svg:x="0.442cm" svg:y="10.668cm">
          <draw:text-box>
            <text:p><text:span text:style-name="T4">V</text:span></text:p>
          </draw:text-box>
        </draw:frame>
        <draw:line draw:style-name="gr22" draw:text-style-name="P2" draw:layer="layout" svg:x1="0.95cm" svg:y1="10.414cm" svg:x2="0.95cm" svg:y2="5.672cm">
          <text:p/>
        </draw:line>
        <draw:line draw:style-name="gr2" draw:text-style-name="P2" draw:layer="layout" svg:x1="12.18cm" svg:y1="17.526cm" svg:x2="12.18cm" svg:y2="18.796cm">
          <text:p/>
        </draw:line>
        <draw:line draw:style-name="gr22" draw:text-style-name="P2" draw:layer="layout" svg:x1="5.562cm" svg:y1="18.204cm" svg:x2="12.182cm" svg:y2="18.204cm">
          <text:p/>
        </draw:line>
        <draw:line draw:style-name="gr22" draw:text-style-name="P2" draw:layer="layout" svg:x1="4.406cm" svg:y1="18.204cm" svg:x2="2.882cm" svg:y2="18.204cm">
          <text:p/>
        </draw:line>
        <draw:frame draw:style-name="gr16" draw:text-style-name="P5" draw:layer="layout" svg:width="0.925cm" svg:height="0.962cm" svg:x="4.447cm" svg:y="17.796cm">
          <draw:text-box>
            <text:p><text:span text:style-name="T4">X</text:span></text:p>
          </draw:text-box>
        </draw:frame>
        <draw:line draw:style-name="gr22" draw:text-style-name="P2" draw:layer="layout" svg:x1="2.151cm" svg:y1="16.002cm" svg:x2="2.151cm" svg:y2="17.272cm">
          <text:p/>
        </draw:line>
        <draw:frame draw:style-name="gr25" draw:text-style-name="P5" draw:layer="layout" svg:width="0.925cm" svg:height="0.962cm" svg:x="1.643cm" svg:y="15.068cm">
          <draw:text-box>
            <text:p><text:span text:style-name="T4">Y</text:span></text:p>
          </draw:text-box>
        </draw:frame>
        <draw:line draw:style-name="gr22" draw:text-style-name="P2" draw:layer="layout" svg:x1="2.12cm" svg:y1="14.732cm" svg:x2="2.12cm" svg:y2="13.272cm">
          <text:p/>
        </draw:line>
        <draw:line draw:style-name="gr2" draw:text-style-name="P2" draw:layer="layout" svg:x1="2.539cm" svg:y1="13.272cm" svg:x2="1.358cm" svg:y2="13.272cm">
          <text:p/>
        </draw:line>
        <draw:frame draw:style-name="gr20" draw:text-style-name="P5" draw:layer="layout" svg:width="9.652cm" svg:height="14.478cm" svg:x="17.526cm" svg:y="4.942cm">
          <draw:text-box>
            <text:p><text:span text:style-name="T4">Known weight W</text:span></text:p>
            <text:p><text:span text:style-name="T4">is at location {X, Y}</text:span></text:p>
            <text:p><text:span text:style-name="T4">on a board of size {U, V}</text:span></text:p>
            <text:p><text:span text:style-name="T4"/></text:p>
            <text:p><text:span text:style-name="T4">A, B, C, and D are support points (load sensors).</text:span></text:p>
            <text:p><text:span text:style-name="T4"/></text:p>
            <text:p><text:span text:style-name="T4">Calculate the weight on each support point. </text:span></text:p>
          </draw:text-box>
        </draw:frame>
        <draw:frame draw:style-name="gr5" draw:text-style-name="P5" draw:layer="layout" svg:width="0.925cm" svg:height="0.962cm" svg:x="12.146cm" svg:y="16.41cm">
          <draw:text-box>
            <text:p><text:span text:style-name="T4">P</text:span></text:p>
          </draw:text-box>
        </draw:frame>
        <draw:frame draw:style-name="gr5" draw:text-style-name="P5" draw:layer="layout" svg:width="0.997cm" svg:height="0.962cm" svg:x="12.147cm" svg:y="5.61cm">
          <draw:text-box>
            <text:p><text:span text:style-name="T4">Q</text:span></text:p>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First calculate the weight at<text:line-break/>points P &amp; Q</text:p>
          </draw:text-box>
        </draw:frame>
        <draw:line draw:style-name="gr2" draw:text-style-name="P2" draw:layer="layout" svg:x1="12.334cm" svg:y1="12.7cm" svg:x2="11.572cm" svg:y2="13.716cm">
          <text:p/>
        </draw:line>
        <draw:line draw:style-name="gr2" draw:text-style-name="P2" draw:layer="layout" svg:x1="12.345cm" svg:y1="13.708cm" svg:x2="11.561cm" svg:y2="12.709cm">
          <text:p/>
        </draw:line>
        <draw:line draw:style-name="gr2" draw:text-style-name="P2" draw:layer="layout" svg:x1="11.98cm" svg:y1="17.272cm" svg:x2="11.98cm" svg:y2="5.588cm">
          <text:p/>
        </draw:line>
        <draw:frame draw:style-name="gr19" draw:text-style-name="P5" draw:layer="layout" svg:width="1.103cm" svg:height="0.962cm" svg:x="12.334cm" svg:y="11.938cm">
          <draw:text-box>
            <text:p><text:span text:style-name="T4">W</text:span></text:p>
          </draw:text-box>
        </draw:frame>
        <draw:line draw:style-name="gr2" draw:text-style-name="P2" draw:layer="layout" svg:x1="10.037cm" svg:y1="17.272cm" svg:x2="8.096cm" svg:y2="17.272cm">
          <text:p/>
        </draw:line>
        <draw:line draw:style-name="gr2" draw:text-style-name="P2" draw:layer="layout" svg:x1="10.038cm" svg:y1="5.672cm" svg:x2="8.097cm" svg:y2="5.672cm">
          <text:p/>
        </draw:line>
        <draw:line draw:style-name="gr22" draw:text-style-name="P2" draw:layer="layout" svg:x1="8.45cm" svg:y1="11.938cm" svg:x2="8.45cm" svg:y2="17.272cm">
          <text:p/>
        </draw:line>
        <draw:frame draw:style-name="gr16" draw:text-style-name="P5" draw:layer="layout" svg:width="0.925cm" svg:height="0.962cm" svg:x="7.942cm" svg:y="10.668cm">
          <draw:text-box>
            <text:p><text:span text:style-name="T4">V</text:span></text:p>
          </draw:text-box>
        </draw:frame>
        <draw:line draw:style-name="gr22" draw:text-style-name="P2" draw:layer="layout" svg:x1="8.45cm" svg:y1="10.414cm" svg:x2="8.45cm" svg:y2="5.672cm">
          <text:p/>
        </draw:line>
        <draw:line draw:style-name="gr22" draw:text-style-name="P2" draw:layer="layout" svg:x1="9.651cm" svg:y1="16.002cm" svg:x2="9.651cm" svg:y2="17.272cm">
          <text:p/>
        </draw:line>
        <draw:frame draw:style-name="gr25" draw:text-style-name="P5" draw:layer="layout" svg:width="2.421cm" svg:height="0.962cm" svg:x="9.143cm" svg:y="15.068cm">
          <draw:text-box>
            <text:p><text:span text:style-name="T4">Y (L1)</text:span></text:p>
          </draw:text-box>
        </draw:frame>
        <draw:line draw:style-name="gr22" draw:text-style-name="P2" draw:layer="layout" svg:x1="9.62cm" svg:y1="14.732cm" svg:x2="9.62cm" svg:y2="13.272cm">
          <text:p/>
        </draw:line>
        <draw:line draw:style-name="gr2" draw:text-style-name="P2" draw:layer="layout" svg:x1="10.039cm" svg:y1="13.272cm" svg:x2="8.858cm" svg:y2="13.272cm">
          <text:p/>
        </draw:line>
        <draw:frame draw:style-name="gr20" draw:text-style-name="P5" draw:layer="layout" svg:width="9.652cm" svg:height="14.478cm" svg:x="17.526cm" svg:y="4.942cm">
          <draw:text-box>
            <text:p><text:span text:style-name="T4">Weight W is split among two points in a line. <text:s/>We know how to calculate the weights and the end points P and Q:</text:span></text:p>
            <text:p><text:span text:style-name="T7">W1 = W * (L2 / (L1 + L2) and</text:span></text:p>
            <text:p><text:span text:style-name="T7">W2 = W – W1</text:span></text:p>
            <text:p><text:span text:style-name="T7"/></text:p>
            <text:p><text:span text:style-name="T7">So</text:span></text:p>
            <text:p><text:span text:style-name="T7">P = W * (V – Y) / V and</text:span></text:p>
            <text:p><text:span text:style-name="T7">Q = W – P</text:span></text:p>
            <text:p><text:span text:style-name="T7"/></text:p>
            <text:p><text:span text:style-name="T7">That was easy!</text:span></text:p>
            <text:p><text:span text:style-name="T7"/></text:p>
            <text:p><text:span text:style-name="T4"/></text:p>
          </draw:text-box>
        </draw:frame>
        <draw:frame draw:style-name="gr5" draw:text-style-name="P5" draw:layer="layout" svg:width="2.466cm" svg:height="0.962cm" svg:x="11.946cm" svg:y="16.41cm">
          <draw:text-box>
            <text:p><text:span text:style-name="T4">P (W1)</text:span></text:p>
          </draw:text-box>
        </draw:frame>
        <draw:frame draw:style-name="gr5" draw:text-style-name="P5" draw:layer="layout" svg:width="2.339cm" svg:height="0.962cm" svg:x="11.947cm" svg:y="5.61cm">
          <draw:text-box>
            <text:p><text:span text:style-name="T4">Q (W2</text:span></text:p>
          </draw:text-box>
        </draw:frame>
        <draw:frame draw:style-name="gr5" draw:text-style-name="P5" draw:layer="layout" svg:width="1.903cm" svg:height="1.673cm" svg:x="8.77cm" svg:y="7.874cm">
          <draw:text-box>
            <text:p><text:span text:style-name="T4">L2 =</text:span></text:p>
            <text:p><text:span text:style-name="T4">V - Y</text:span></text:p>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Given P, calculate A and B.<text:line-break/>Given Q, calculate D and C.</text:p>
          </draw:text-box>
        </draw:frame>
        <draw:frame draw:style-name="gr16" draw:text-style-name="P5" draw:layer="layout" svg:width="1.775cm" svg:height="1.673cm" svg:x="0.762cm" svg:y="17.273cm">
          <draw:text-box>
            <text:p><text:span text:style-name="T4">A</text:span></text:p>
            <text:p><text:span text:style-name="T4">(L1)</text:span></text:p>
          </draw:text-box>
        </draw:frame>
        <draw:frame draw:style-name="gr16" draw:text-style-name="P8" draw:layer="layout" svg:width="2.614cm" svg:height="0.962cm" svg:x="14.912cm" svg:y="17.273cm">
          <draw:text-box>
            <text:p><text:span text:style-name="T4">B (L2)</text:span></text:p>
          </draw:text-box>
        </draw:frame>
        <draw:line draw:style-name="gr2" draw:text-style-name="P2" draw:layer="layout" svg:x1="14.566cm" svg:y1="17.309cm" svg:x2="2.882cm" svg:y2="17.309cm">
          <text:p/>
        </draw:lin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2" draw:text-style-name="P2" draw:layer="layout" svg:x1="10.922cm" svg:y1="19.305cm" svg:x2="14.582cm" svg:y2="19.305cm">
          <text:p/>
        </draw:line>
        <draw:frame draw:style-name="gr17" draw:text-style-name="P5" draw:layer="layout" svg:width="3.922cm" svg:height="0.962cm" svg:x="6.746cm" svg:y="18.797cm">
          <draw:text-box>
            <text:p><text:span text:style-name="T4">U (L1 + L2)</text:span></text:p>
          </draw:text-box>
        </draw:frame>
        <draw:line draw:style-name="gr22" draw:text-style-name="P2" draw:layer="layout" svg:x1="6.438cm" svg:y1="19.305cm" svg:x2="2.882cm" svg:y2="19.305cm">
          <text:p/>
        </draw:line>
        <draw:line draw:style-name="gr2" draw:text-style-name="P2" draw:layer="layout" svg:x1="12.18cm" svg:y1="17.527cm" svg:x2="12.18cm" svg:y2="18.797cm">
          <text:p/>
        </draw:line>
        <draw:line draw:style-name="gr22" draw:text-style-name="P2" draw:layer="layout" svg:x1="7.62cm" svg:y1="18.205cm" svg:x2="12.182cm" svg:y2="18.205cm">
          <text:p/>
        </draw:line>
        <draw:line draw:style-name="gr22" draw:text-style-name="P2" draw:layer="layout" svg:x1="4.406cm" svg:y1="18.205cm" svg:x2="2.882cm" svg:y2="18.205cm">
          <text:p/>
        </draw:line>
        <draw:frame draw:style-name="gr16" draw:text-style-name="P5" draw:layer="layout" svg:width="2.411cm" svg:height="0.962cm" svg:x="4.447cm" svg:y="17.797cm">
          <draw:text-box>
            <text:p><text:span text:style-name="T4">X (L1)</text:span></text:p>
          </draw:text-box>
        </draw:frame>
        <draw:frame draw:style-name="gr5" draw:text-style-name="P5" draw:layer="layout" svg:width="2.115cm" svg:height="0.962cm" svg:x="12.146cm" svg:y="16.411cm">
          <draw:text-box>
            <text:p><text:span text:style-name="T4">P (W)</text:span></text:p>
          </draw:text-box>
        </draw:frame>
        <draw:frame draw:style-name="gr28" draw:text-style-name="P5" draw:layer="layout" svg:width="24.384cm" svg:height="10.921cm" svg:x="1.27cm" svg:y="4.827cm">
          <draw:text-box>
            <text:p><text:span text:style-name="T7">Now that we know P, we can calculate A and B:</text:span></text:p>
            <text:p><text:span text:style-name="T7">W1 = W * (L2 / (L1 + L2) and</text:span></text:p>
            <text:p><text:span text:style-name="T7">W2 = W – W1</text:span></text:p>
            <text:p><text:span text:style-name="T7"/></text:p>
            <text:p><text:span text:style-name="T7">So</text:span></text:p>
            <text:p><text:span text:style-name="T7">A = P * (U – X) / U and</text:span></text:p>
            <text:p><text:span text:style-name="T7">B = P – A</text:span></text:p>
            <text:p><text:span text:style-name="T7"/></text:p>
            <text:p><text:span text:style-name="T7">We can similarly calculate D and C, given Q:</text:span></text:p>
            <text:p><text:span text:style-name="T7">D = Q * (U – X) / U and</text:span></text:p>
            <text:p><text:span text:style-name="T7">C = Q – D</text:span></text:p>
          </draw:text-box>
        </draw:frame>
        <draw:frame draw:style-name="gr17" draw:text-style-name="P5" draw:layer="layout" svg:width="0.959cm" svg:height="0.962cm" svg:x="1.614cm" svg:y="13.273cm">
          <draw:text-box>
            <text:p><text:span text:style-name="T4">D</text:span></text:p>
          </draw:text-box>
        </draw:frame>
        <draw:frame draw:style-name="gr18" draw:text-style-name="P5" draw:layer="layout" svg:width="0.959cm" svg:height="0.962cm" svg:x="14.914cm" svg:y="13.273cm">
          <draw:text-box>
            <text:p><text:span text:style-name="T4">C</text:span></text:p>
          </draw:text-box>
        </draw:frame>
        <draw:line draw:style-name="gr2" draw:text-style-name="P2" draw:layer="layout" svg:x1="2.883cm" svg:y1="13.627cm" svg:x2="2.883cm" svg:y2="15.913cm">
          <text:p/>
        </draw:line>
        <draw:line draw:style-name="gr2" draw:text-style-name="P2" draw:layer="layout" svg:x1="14.583cm" svg:y1="13.627cm" svg:x2="14.583cm" svg:y2="15.913cm">
          <text:p/>
        </draw:line>
        <draw:line draw:style-name="gr22" draw:text-style-name="P2" draw:layer="layout" svg:x1="7.963cm" svg:y1="15.405cm" svg:x2="14.583cm" svg:y2="15.405cm">
          <text:p/>
        </draw:line>
        <draw:frame draw:style-name="gr17" draw:text-style-name="P5" draw:layer="layout" svg:width="0.959cm" svg:height="0.962cm" svg:x="6.747cm" svg:y="14.897cm">
          <draw:text-box>
            <text:p><text:span text:style-name="T4">U</text:span></text:p>
          </draw:text-box>
        </draw:frame>
        <draw:line draw:style-name="gr22" draw:text-style-name="P2" draw:layer="layout" svg:x1="6.439cm" svg:y1="15.405cm" svg:x2="2.883cm" svg:y2="15.405cm">
          <text:p/>
        </draw:line>
        <draw:line draw:style-name="gr2" draw:text-style-name="P2" draw:layer="layout" svg:x1="12.181cm" svg:y1="13.627cm" svg:x2="12.181cm" svg:y2="14.897cm">
          <text:p/>
        </draw:line>
        <draw:line draw:style-name="gr22" draw:text-style-name="P2" draw:layer="layout" svg:x1="5.563cm" svg:y1="14.305cm" svg:x2="12.183cm" svg:y2="14.305cm">
          <text:p/>
        </draw:line>
        <draw:line draw:style-name="gr22" draw:text-style-name="P2" draw:layer="layout" svg:x1="4.407cm" svg:y1="14.305cm" svg:x2="2.883cm" svg:y2="14.305cm">
          <text:p/>
        </draw:line>
        <draw:frame draw:style-name="gr16" draw:text-style-name="P5" draw:layer="layout" svg:width="0.925cm" svg:height="0.962cm" svg:x="4.448cm" svg:y="13.897cm">
          <draw:text-box>
            <text:p><text:span text:style-name="T4">X</text:span></text:p>
          </draw:text-box>
        </draw:frame>
        <draw:frame draw:style-name="gr5" draw:text-style-name="P5" draw:layer="layout" svg:width="0.997cm" svg:height="0.962cm" svg:x="12.148cm" svg:y="13.311cm">
          <draw:text-box>
            <text:p><text:span text:style-name="T4">Q</text:span></text:p>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draw:frame presentation:style-name="pr1" draw:text-style-name="P9" draw:layer="layout" svg:width="25.199cm" svg:height="16.255cm" svg:x="1.4cm" svg:y="0.837cm" presentation:class="subtitle">
          <draw:text-box>
            <text:p><text:span text:style-name="T9">Calculating W from the Load Sensor values</text:span></text:p>
            <text:p><text:span text:style-name="T9"/></text:p>
            <text:p><text:span text:style-name="T9">With the 4 load sensors calibrated, we can read the weight at A, B, C, and D </text:span></text:p>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Now A, B, C, D are known.<text:line-break/>Calculate X, Y and W</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6" draw:text-style-name="P5" draw:layer="layout" svg:width="0.925cm" svg:height="0.962cm" svg:x="1.612cm" svg:y="17.273cm">
          <draw:text-box>
            <text:p><text:span text:style-name="T4">A</text:span></text:p>
          </draw:text-box>
        </draw:frame>
        <draw:frame draw:style-name="gr17" draw:text-style-name="P5" draw:layer="layout" svg:width="0.959cm" svg:height="0.962cm" svg:x="1.613cm" svg:y="4.673cm">
          <draw:text-box>
            <text:p><text:span text:style-name="T4">D</text:span></text:p>
          </draw:text-box>
        </draw:frame>
        <draw:frame draw:style-name="gr16" draw:text-style-name="P8" draw:layer="layout" svg:width="0.925cm" svg:height="0.962cm" svg:x="14.912cm" svg:y="17.273cm">
          <draw:text-box>
            <text:p><text:span text:style-name="T4">B</text:span></text:p>
          </draw:text-box>
        </draw:frame>
        <draw:frame draw:style-name="gr18" draw:text-style-name="P5" draw:layer="layout" svg:width="0.959cm" svg:height="0.962cm" svg:x="14.913cm" svg:y="4.673cm">
          <draw:text-box>
            <text:p><text:span text:style-name="T4">C</text:span></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9" draw:text-style-name="P5" draw:layer="layout" svg:width="1.103cm" svg:height="0.962cm" svg:x="12.534cm" svg:y="11.939cm">
          <draw:text-box>
            <text:p><text:span text:style-name="T4">W</text:span></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2" draw:text-style-name="P2" draw:layer="layout" svg:x1="7.962cm" svg:y1="19.305cm" svg:x2="14.582cm" svg:y2="19.305cm">
          <text:p/>
        </draw:line>
        <draw:frame draw:style-name="gr17" draw:text-style-name="P5" draw:layer="layout" svg:width="0.959cm" svg:height="0.962cm" svg:x="6.746cm" svg:y="18.797cm">
          <draw:text-box>
            <text:p><text:span text:style-name="T4">U</text:span></text:p>
          </draw:text-box>
        </draw:frame>
        <draw:line draw:style-name="gr22"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2" draw:text-style-name="P2" draw:layer="layout" svg:x1="0.95cm" svg:y1="11.939cm" svg:x2="0.95cm" svg:y2="17.273cm">
          <text:p/>
        </draw:line>
        <draw:frame draw:style-name="gr16" draw:text-style-name="P5" draw:layer="layout" svg:width="0.925cm" svg:height="0.962cm" svg:x="0.442cm" svg:y="10.669cm">
          <draw:text-box>
            <text:p><text:span text:style-name="T4">V</text:span></text:p>
          </draw:text-box>
        </draw:frame>
        <draw:line draw:style-name="gr22" draw:text-style-name="P2" draw:layer="layout" svg:x1="0.95cm" svg:y1="10.415cm" svg:x2="0.95cm" svg:y2="5.673cm">
          <text:p/>
        </draw:line>
        <draw:line draw:style-name="gr2" draw:text-style-name="P2" draw:layer="layout" svg:x1="12.18cm" svg:y1="17.527cm" svg:x2="12.18cm" svg:y2="18.797cm">
          <text:p/>
        </draw:line>
        <draw:line draw:style-name="gr22" draw:text-style-name="P2" draw:layer="layout" svg:x1="5.562cm" svg:y1="18.205cm" svg:x2="12.182cm" svg:y2="18.205cm">
          <text:p/>
        </draw:line>
        <draw:line draw:style-name="gr22" draw:text-style-name="P2" draw:layer="layout" svg:x1="4.406cm" svg:y1="18.205cm" svg:x2="2.882cm" svg:y2="18.205cm">
          <text:p/>
        </draw:line>
        <draw:frame draw:style-name="gr16" draw:text-style-name="P5" draw:layer="layout" svg:width="0.925cm" svg:height="0.962cm" svg:x="4.447cm" svg:y="17.797cm">
          <draw:text-box>
            <text:p><text:span text:style-name="T4">X</text:span></text:p>
          </draw:text-box>
        </draw:frame>
        <draw:line draw:style-name="gr22" draw:text-style-name="P2" draw:layer="layout" svg:x1="2.151cm" svg:y1="16.003cm" svg:x2="2.151cm" svg:y2="17.273cm">
          <text:p/>
        </draw:line>
        <draw:frame draw:style-name="gr25" draw:text-style-name="P5" draw:layer="layout" svg:width="0.925cm" svg:height="0.962cm" svg:x="1.643cm" svg:y="15.069cm">
          <draw:text-box>
            <text:p><text:span text:style-name="T4">Y</text:span></text:p>
          </draw:text-box>
        </draw:frame>
        <draw:line draw:style-name="gr22"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text:span text:style-name="T4">P</text:span></text:p>
          </draw:text-box>
        </draw:frame>
        <draw:frame draw:style-name="gr5" draw:text-style-name="P5" draw:layer="layout" svg:width="0.997cm" svg:height="0.962cm" svg:x="12.147cm" svg:y="5.611cm">
          <draw:text-box>
            <text:p><text:span text:style-name="T4">Q</text:span></text:p>
          </draw:text-box>
        </draw:frame>
        <draw:frame draw:style-name="gr20" draw:text-style-name="P5" draw:layer="layout" svg:width="9.652cm" svg:height="14.478cm" svg:x="17.526cm" svg:y="4.942cm">
          <draw:text-box>
            <text:p><text:span text:style-name="T7">We take the formulas for calibrating (finding A, B, C, and D from X, Y, and W) and solve them for our unknowns.</text:span></text:p>
            <text:p><text:span text:style-name="T7"/></text:p>
            <text:p><text:span text:style-name="T7"/></text:p>
            <text:p><text:span text:style-name="T7"/></text:p>
            <text:p><text:span text:style-name="T4"/></text:p>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Calculate Q and X from D, C, and U,<text:line-break/>and P and X from A, B, and U</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6" draw:text-style-name="P5" draw:layer="layout" svg:width="0.925cm" svg:height="0.962cm" svg:x="1.612cm" svg:y="17.273cm">
          <draw:text-box>
            <text:p><text:span text:style-name="T4">A</text:span></text:p>
          </draw:text-box>
        </draw:frame>
        <draw:frame draw:style-name="gr17" draw:text-style-name="P5" draw:layer="layout" svg:width="0.959cm" svg:height="0.962cm" svg:x="1.613cm" svg:y="4.673cm">
          <draw:text-box>
            <text:p><text:span text:style-name="T4">D</text:span></text:p>
          </draw:text-box>
        </draw:frame>
        <draw:frame draw:style-name="gr16" draw:text-style-name="P8" draw:layer="layout" svg:width="0.925cm" svg:height="0.962cm" svg:x="14.912cm" svg:y="17.273cm">
          <draw:text-box>
            <text:p><text:span text:style-name="T4">B</text:span></text:p>
          </draw:text-box>
        </draw:frame>
        <draw:frame draw:style-name="gr18" draw:text-style-name="P5" draw:layer="layout" svg:width="0.959cm" svg:height="0.962cm" svg:x="14.913cm" svg:y="4.673cm">
          <draw:text-box>
            <text:p><text:span text:style-name="T4">C</text:span></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9" draw:text-style-name="P5" draw:layer="layout" svg:width="1.103cm" svg:height="0.962cm" svg:x="12.534cm" svg:y="11.939cm">
          <draw:text-box>
            <text:p><text:span text:style-name="T4">W</text:span></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2" draw:text-style-name="P2" draw:layer="layout" svg:x1="7.962cm" svg:y1="19.305cm" svg:x2="14.582cm" svg:y2="19.305cm">
          <text:p/>
        </draw:line>
        <draw:frame draw:style-name="gr17" draw:text-style-name="P5" draw:layer="layout" svg:width="0.959cm" svg:height="0.962cm" svg:x="6.746cm" svg:y="18.797cm">
          <draw:text-box>
            <text:p><text:span text:style-name="T4">U</text:span></text:p>
          </draw:text-box>
        </draw:frame>
        <draw:line draw:style-name="gr22"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2" draw:text-style-name="P2" draw:layer="layout" svg:x1="0.95cm" svg:y1="11.939cm" svg:x2="0.95cm" svg:y2="17.273cm">
          <text:p/>
        </draw:line>
        <draw:frame draw:style-name="gr16" draw:text-style-name="P5" draw:layer="layout" svg:width="0.925cm" svg:height="0.962cm" svg:x="0.442cm" svg:y="10.669cm">
          <draw:text-box>
            <text:p><text:span text:style-name="T4">V</text:span></text:p>
          </draw:text-box>
        </draw:frame>
        <draw:line draw:style-name="gr22" draw:text-style-name="P2" draw:layer="layout" svg:x1="0.95cm" svg:y1="10.415cm" svg:x2="0.95cm" svg:y2="5.673cm">
          <text:p/>
        </draw:line>
        <draw:line draw:style-name="gr2" draw:text-style-name="P2" draw:layer="layout" svg:x1="12.18cm" svg:y1="17.527cm" svg:x2="12.18cm" svg:y2="18.797cm">
          <text:p/>
        </draw:line>
        <draw:line draw:style-name="gr22" draw:text-style-name="P2" draw:layer="layout" svg:x1="5.562cm" svg:y1="18.205cm" svg:x2="12.182cm" svg:y2="18.205cm">
          <text:p/>
        </draw:line>
        <draw:line draw:style-name="gr22" draw:text-style-name="P2" draw:layer="layout" svg:x1="4.406cm" svg:y1="18.205cm" svg:x2="2.882cm" svg:y2="18.205cm">
          <text:p/>
        </draw:line>
        <draw:frame draw:style-name="gr16" draw:text-style-name="P5" draw:layer="layout" svg:width="0.925cm" svg:height="0.962cm" svg:x="4.447cm" svg:y="17.797cm">
          <draw:text-box>
            <text:p><text:span text:style-name="T4">X</text:span></text:p>
          </draw:text-box>
        </draw:frame>
        <draw:line draw:style-name="gr22" draw:text-style-name="P2" draw:layer="layout" svg:x1="2.151cm" svg:y1="16.003cm" svg:x2="2.151cm" svg:y2="17.273cm">
          <text:p/>
        </draw:line>
        <draw:frame draw:style-name="gr25" draw:text-style-name="P5" draw:layer="layout" svg:width="0.925cm" svg:height="0.962cm" svg:x="1.643cm" svg:y="15.069cm">
          <draw:text-box>
            <text:p><text:span text:style-name="T4">Y</text:span></text:p>
          </draw:text-box>
        </draw:frame>
        <draw:line draw:style-name="gr22"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text:span text:style-name="T4">P</text:span></text:p>
          </draw:text-box>
        </draw:frame>
        <draw:frame draw:style-name="gr5" draw:text-style-name="P5" draw:layer="layout" svg:width="0.997cm" svg:height="0.962cm" svg:x="12.147cm" svg:y="5.611cm">
          <draw:text-box>
            <text:p><text:span text:style-name="T4">Q</text:span></text:p>
          </draw:text-box>
        </draw:frame>
        <draw:frame draw:style-name="gr20" draw:text-style-name="P5" draw:layer="layout" svg:width="9.652cm" svg:height="14.478cm" svg:x="17.526cm" svg:y="4.942cm">
          <draw:text-box>
            <text:p><text:span text:style-name="T7">D = Q * (U – X) / U and</text:span></text:p>
            <text:p><text:span text:style-name="T7">C = Q – D</text:span></text:p>
            <text:p><text:span text:style-name="T7"/></text:p>
            <text:p><text:span text:style-name="T7">So</text:span></text:p>
            <text:p><text:span text:style-name="T7">Q = C + D and</text:span></text:p>
            <text:p><text:span text:style-name="T7">X = C * U / (C + D)</text:span></text:p>
            <text:p><text:span text:style-name="T7"/></text:p>
            <text:p><text:span text:style-name="T7">Similarly,</text:span></text:p>
            <text:p><text:span text:style-name="T7">P = A + B and</text:span></text:p>
            <text:p><text:span text:style-name="T7">X = B * U / (A + B)</text:span></text:p>
            <text:p><text:span text:style-name="T7"/></text:p>
            <text:p><text:span text:style-name="T7"/></text:p>
            <text:p><text:span text:style-name="T7"/></text:p>
            <text:p><text:span text:style-name="T7"/></text:p>
            <text:p><text:span text:style-name="T4"/></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Calculate Y and W<text:line-break/>from P, Q, and V</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6" draw:text-style-name="P5" draw:layer="layout" svg:width="0.925cm" svg:height="0.962cm" svg:x="1.612cm" svg:y="17.273cm">
          <draw:text-box>
            <text:p><text:span text:style-name="T4">A</text:span></text:p>
          </draw:text-box>
        </draw:frame>
        <draw:frame draw:style-name="gr17" draw:text-style-name="P5" draw:layer="layout" svg:width="0.959cm" svg:height="0.962cm" svg:x="1.613cm" svg:y="4.673cm">
          <draw:text-box>
            <text:p><text:span text:style-name="T4">D</text:span></text:p>
          </draw:text-box>
        </draw:frame>
        <draw:frame draw:style-name="gr16" draw:text-style-name="P8" draw:layer="layout" svg:width="0.925cm" svg:height="0.962cm" svg:x="14.912cm" svg:y="17.273cm">
          <draw:text-box>
            <text:p><text:span text:style-name="T4">B</text:span></text:p>
          </draw:text-box>
        </draw:frame>
        <draw:frame draw:style-name="gr18" draw:text-style-name="P5" draw:layer="layout" svg:width="0.959cm" svg:height="0.962cm" svg:x="14.913cm" svg:y="4.673cm">
          <draw:text-box>
            <text:p><text:span text:style-name="T4">C</text:span></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9" draw:text-style-name="P5" draw:layer="layout" svg:width="1.103cm" svg:height="0.962cm" svg:x="12.534cm" svg:y="11.939cm">
          <draw:text-box>
            <text:p><text:span text:style-name="T4">W</text:span></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2" draw:text-style-name="P2" draw:layer="layout" svg:x1="7.962cm" svg:y1="19.305cm" svg:x2="14.582cm" svg:y2="19.305cm">
          <text:p/>
        </draw:line>
        <draw:frame draw:style-name="gr17" draw:text-style-name="P5" draw:layer="layout" svg:width="0.959cm" svg:height="0.962cm" svg:x="6.746cm" svg:y="18.797cm">
          <draw:text-box>
            <text:p><text:span text:style-name="T4">U</text:span></text:p>
          </draw:text-box>
        </draw:frame>
        <draw:line draw:style-name="gr22"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2" draw:text-style-name="P2" draw:layer="layout" svg:x1="0.95cm" svg:y1="11.939cm" svg:x2="0.95cm" svg:y2="17.273cm">
          <text:p/>
        </draw:line>
        <draw:frame draw:style-name="gr16" draw:text-style-name="P5" draw:layer="layout" svg:width="0.925cm" svg:height="0.962cm" svg:x="0.442cm" svg:y="10.669cm">
          <draw:text-box>
            <text:p><text:span text:style-name="T4">V</text:span></text:p>
          </draw:text-box>
        </draw:frame>
        <draw:line draw:style-name="gr22" draw:text-style-name="P2" draw:layer="layout" svg:x1="0.95cm" svg:y1="10.415cm" svg:x2="0.95cm" svg:y2="5.673cm">
          <text:p/>
        </draw:line>
        <draw:line draw:style-name="gr2" draw:text-style-name="P2" draw:layer="layout" svg:x1="12.18cm" svg:y1="17.527cm" svg:x2="12.18cm" svg:y2="18.797cm">
          <text:p/>
        </draw:line>
        <draw:line draw:style-name="gr22" draw:text-style-name="P2" draw:layer="layout" svg:x1="5.562cm" svg:y1="18.205cm" svg:x2="12.182cm" svg:y2="18.205cm">
          <text:p/>
        </draw:line>
        <draw:line draw:style-name="gr22" draw:text-style-name="P2" draw:layer="layout" svg:x1="4.406cm" svg:y1="18.205cm" svg:x2="2.882cm" svg:y2="18.205cm">
          <text:p/>
        </draw:line>
        <draw:frame draw:style-name="gr16" draw:text-style-name="P5" draw:layer="layout" svg:width="0.925cm" svg:height="0.962cm" svg:x="4.447cm" svg:y="17.797cm">
          <draw:text-box>
            <text:p><text:span text:style-name="T4">X</text:span></text:p>
          </draw:text-box>
        </draw:frame>
        <draw:line draw:style-name="gr22" draw:text-style-name="P2" draw:layer="layout" svg:x1="2.151cm" svg:y1="16.003cm" svg:x2="2.151cm" svg:y2="17.273cm">
          <text:p/>
        </draw:line>
        <draw:frame draw:style-name="gr25" draw:text-style-name="P5" draw:layer="layout" svg:width="0.925cm" svg:height="0.962cm" svg:x="1.643cm" svg:y="15.069cm">
          <draw:text-box>
            <text:p><text:span text:style-name="T4">Y</text:span></text:p>
          </draw:text-box>
        </draw:frame>
        <draw:line draw:style-name="gr22"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text:span text:style-name="T4">P</text:span></text:p>
          </draw:text-box>
        </draw:frame>
        <draw:frame draw:style-name="gr5" draw:text-style-name="P5" draw:layer="layout" svg:width="0.997cm" svg:height="0.962cm" svg:x="12.147cm" svg:y="5.611cm">
          <draw:text-box>
            <text:p><text:span text:style-name="T4">Q</text:span></text:p>
          </draw:text-box>
        </draw:frame>
        <draw:frame draw:style-name="gr20" draw:text-style-name="P5" draw:layer="layout" svg:width="9.652cm" svg:height="14.478cm" svg:x="17.526cm" svg:y="4.942cm">
          <draw:text-box>
            <text:p><text:span text:style-name="T7">W = P + Q</text:span></text:p>
            <text:p><text:span text:style-name="T7">P * Y = Q * (V – Y)</text:span></text:p>
            <text:p><text:span text:style-name="T7"/></text:p>
            <text:p><text:span text:style-name="T7">Solve the second equation for Y:</text:span></text:p>
            <text:p><text:span text:style-name="T7">Y = Q * V / (P + Q)</text:span></text:p>
            <text:p><text:span text:style-name="T7"/></text:p>
            <text:p><text:span text:style-name="T7"/></text:p>
            <text:p><text:span text:style-name="T7"/></text:p>
            <text:p><text:span text:style-name="T7"/></text:p>
            <text:p><text:span text:style-name="T7"/></text:p>
            <text:p><text:span text:style-name="T4"/></text:p>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presentation:user-transformed="true">
          <draw:text-box>
            <text:p>Error checking</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6" draw:text-style-name="P5" draw:layer="layout" svg:width="0.925cm" svg:height="0.962cm" svg:x="1.612cm" svg:y="17.273cm">
          <draw:text-box>
            <text:p><text:span text:style-name="T4">A</text:span></text:p>
          </draw:text-box>
        </draw:frame>
        <draw:frame draw:style-name="gr17" draw:text-style-name="P5" draw:layer="layout" svg:width="0.959cm" svg:height="0.962cm" svg:x="1.613cm" svg:y="4.673cm">
          <draw:text-box>
            <text:p><text:span text:style-name="T4">D</text:span></text:p>
          </draw:text-box>
        </draw:frame>
        <draw:frame draw:style-name="gr16" draw:text-style-name="P8" draw:layer="layout" svg:width="0.925cm" svg:height="0.962cm" svg:x="14.912cm" svg:y="17.273cm">
          <draw:text-box>
            <text:p><text:span text:style-name="T4">B</text:span></text:p>
          </draw:text-box>
        </draw:frame>
        <draw:frame draw:style-name="gr18" draw:text-style-name="P5" draw:layer="layout" svg:width="0.959cm" svg:height="0.962cm" svg:x="14.913cm" svg:y="4.673cm">
          <draw:text-box>
            <text:p><text:span text:style-name="T4">C</text:span></text:p>
          </draw:text-box>
        </draw:frame>
        <draw:line draw:style-name="gr2" draw:text-style-name="P2" draw:layer="layout" svg:x1="12.534cm" svg:y1="12.701cm" svg:x2="11.772cm" svg:y2="13.717cm">
          <text:p/>
        </draw:line>
        <draw:line draw:style-name="gr2" draw:text-style-name="P2" draw:layer="layout" svg:x1="12.545cm" svg:y1="13.709cm" svg:x2="11.761cm" svg:y2="12.71cm">
          <text:p/>
        </draw:line>
        <draw:line draw:style-name="gr2" draw:text-style-name="P2" draw:layer="layout" svg:x1="14.566cm" svg:y1="13.209cm" svg:x2="2.882cm" svg:y2="13.209cm">
          <text:p/>
        </draw:line>
        <draw:line draw:style-name="gr2" draw:text-style-name="P2" draw:layer="layout" svg:x1="12.18cm" svg:y1="17.273cm" svg:x2="12.18cm" svg:y2="5.589cm">
          <text:p/>
        </draw:line>
        <draw:frame draw:style-name="gr19" draw:text-style-name="P5" draw:layer="layout" svg:width="1.103cm" svg:height="0.962cm" svg:x="12.534cm" svg:y="11.939cm">
          <draw:text-box>
            <text:p><text:span text:style-name="T4">W</text:span></text:p>
          </draw:text-box>
        </draw:frame>
        <draw:line draw:style-name="gr2" draw:text-style-name="P2" draw:layer="layout" svg:x1="2.882cm" svg:y1="17.527cm" svg:x2="2.882cm" svg:y2="19.813cm">
          <text:p/>
        </draw:line>
        <draw:line draw:style-name="gr2" draw:text-style-name="P2" draw:layer="layout" svg:x1="14.582cm" svg:y1="17.527cm" svg:x2="14.582cm" svg:y2="19.813cm">
          <text:p/>
        </draw:line>
        <draw:line draw:style-name="gr22" draw:text-style-name="P2" draw:layer="layout" svg:x1="7.962cm" svg:y1="19.305cm" svg:x2="14.582cm" svg:y2="19.305cm">
          <text:p/>
        </draw:line>
        <draw:frame draw:style-name="gr17" draw:text-style-name="P5" draw:layer="layout" svg:width="0.959cm" svg:height="0.962cm" svg:x="6.746cm" svg:y="18.797cm">
          <draw:text-box>
            <text:p><text:span text:style-name="T4">U</text:span></text:p>
          </draw:text-box>
        </draw:frame>
        <draw:line draw:style-name="gr22" draw:text-style-name="P2" draw:layer="layout" svg:x1="6.438cm" svg:y1="19.305cm" svg:x2="2.882cm" svg:y2="19.305cm">
          <text:p/>
        </draw:line>
        <draw:line draw:style-name="gr2" draw:text-style-name="P2" draw:layer="layout" svg:x1="2.537cm" svg:y1="17.273cm" svg:x2="0.596cm" svg:y2="17.273cm">
          <text:p/>
        </draw:line>
        <draw:line draw:style-name="gr2" draw:text-style-name="P2" draw:layer="layout" svg:x1="2.538cm" svg:y1="5.673cm" svg:x2="0.597cm" svg:y2="5.673cm">
          <text:p/>
        </draw:line>
        <draw:line draw:style-name="gr22" draw:text-style-name="P2" draw:layer="layout" svg:x1="0.95cm" svg:y1="11.939cm" svg:x2="0.95cm" svg:y2="17.273cm">
          <text:p/>
        </draw:line>
        <draw:frame draw:style-name="gr16" draw:text-style-name="P5" draw:layer="layout" svg:width="0.925cm" svg:height="0.962cm" svg:x="0.442cm" svg:y="10.669cm">
          <draw:text-box>
            <text:p><text:span text:style-name="T4">V</text:span></text:p>
          </draw:text-box>
        </draw:frame>
        <draw:line draw:style-name="gr22" draw:text-style-name="P2" draw:layer="layout" svg:x1="0.95cm" svg:y1="10.415cm" svg:x2="0.95cm" svg:y2="5.673cm">
          <text:p/>
        </draw:line>
        <draw:line draw:style-name="gr2" draw:text-style-name="P2" draw:layer="layout" svg:x1="12.18cm" svg:y1="17.527cm" svg:x2="12.18cm" svg:y2="18.797cm">
          <text:p/>
        </draw:line>
        <draw:line draw:style-name="gr22" draw:text-style-name="P2" draw:layer="layout" svg:x1="5.562cm" svg:y1="18.205cm" svg:x2="12.182cm" svg:y2="18.205cm">
          <text:p/>
        </draw:line>
        <draw:line draw:style-name="gr22" draw:text-style-name="P2" draw:layer="layout" svg:x1="4.406cm" svg:y1="18.205cm" svg:x2="2.882cm" svg:y2="18.205cm">
          <text:p/>
        </draw:line>
        <draw:frame draw:style-name="gr16" draw:text-style-name="P5" draw:layer="layout" svg:width="0.925cm" svg:height="0.962cm" svg:x="4.447cm" svg:y="17.797cm">
          <draw:text-box>
            <text:p><text:span text:style-name="T4">X</text:span></text:p>
          </draw:text-box>
        </draw:frame>
        <draw:line draw:style-name="gr22" draw:text-style-name="P2" draw:layer="layout" svg:x1="2.151cm" svg:y1="16.003cm" svg:x2="2.151cm" svg:y2="17.273cm">
          <text:p/>
        </draw:line>
        <draw:frame draw:style-name="gr25" draw:text-style-name="P5" draw:layer="layout" svg:width="0.925cm" svg:height="0.962cm" svg:x="1.643cm" svg:y="15.069cm">
          <draw:text-box>
            <text:p><text:span text:style-name="T4">Y</text:span></text:p>
          </draw:text-box>
        </draw:frame>
        <draw:line draw:style-name="gr22" draw:text-style-name="P2" draw:layer="layout" svg:x1="2.12cm" svg:y1="14.733cm" svg:x2="2.12cm" svg:y2="13.273cm">
          <text:p/>
        </draw:line>
        <draw:line draw:style-name="gr2" draw:text-style-name="P2" draw:layer="layout" svg:x1="2.539cm" svg:y1="13.273cm" svg:x2="1.358cm" svg:y2="13.273cm">
          <text:p/>
        </draw:line>
        <draw:frame draw:style-name="gr5" draw:text-style-name="P5" draw:layer="layout" svg:width="0.925cm" svg:height="0.962cm" svg:x="12.146cm" svg:y="16.411cm">
          <draw:text-box>
            <text:p><text:span text:style-name="T4">P</text:span></text:p>
          </draw:text-box>
        </draw:frame>
        <draw:frame draw:style-name="gr5" draw:text-style-name="P5" draw:layer="layout" svg:width="0.997cm" svg:height="0.962cm" svg:x="12.147cm" svg:y="5.611cm">
          <draw:text-box>
            <text:p><text:span text:style-name="T4">Q</text:span></text:p>
          </draw:text-box>
        </draw:frame>
        <draw:frame draw:style-name="gr26" draw:text-style-name="P5" draw:layer="layout" svg:width="9.652cm" svg:height="14.108cm" svg:x="17.526cm" svg:y="3.842cm">
          <draw:text-box>
            <text:p><text:span text:style-name="T7">As a side-effect of calculating P &amp; Q, we have two independent calculations of X. The difference of these two values of X will give us a hint about how much error is in the measurement of A, B, C, and D.</text:span></text:p>
            <text:p><text:span text:style-name="T7"/></text:p>
            <text:p><text:span text:style-name="T7">Similarly, instead of calculating P &amp; Q, we could pair the 4 Load Sensors the other way, to calculate R and S, Y, X, and W. <text:s/>The difference between these values of X, Y, W and the values we calculated first will give us an idea of how far out of calibration the scale is.</text:span></text:p>
          </draw:text-box>
        </draw:frame>
        <draw:frame draw:style-name="gr5" draw:text-style-name="P5" draw:layer="layout" svg:width="0.959cm" svg:height="0.962cm" svg:x="3.047cm" svg:y="12.111cm">
          <draw:text-box>
            <text:p><text:span text:style-name="T4">R</text:span></text:p>
          </draw:text-box>
        </draw:frame>
        <draw:frame draw:style-name="gr5" draw:text-style-name="P5" draw:layer="layout" svg:width="0.925cm" svg:height="0.962cm" svg:x="14.548cm" svg:y="12.111cm">
          <draw:text-box>
            <text:p><text:span text:style-name="T4">S</text:span></text:p>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5T20:26:11.684894984</meta:creation-date>
    <meta:generator>LibreOffice/4.2.8.2$Linux_X86_64 LibreOffice_project/420m0$Build-2</meta:generator>
    <dc:date>2016-04-21T20:19:16.271662994</dc:date>
    <meta:editing-duration>PT3H30M38S</meta:editing-duration>
    <meta:editing-cycles>51</meta:editing-cycles>
    <meta:document-statistic meta:object-count="591"/>
  </office:meta>
</office:document-meta>
</file>